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61/settings.xml" manifest:media-type="text/xml"/>
  <manifest:file-entry manifest:full-path="Object 361/content.xml" manifest:media-type="text/xml"/>
  <manifest:file-entry manifest:full-path="Object 361/" manifest:version="1.3" manifest:media-type="application/vnd.oasis.opendocument.formula"/>
  <manifest:file-entry manifest:full-path="Object 360/content.xml" manifest:media-type="text/xml"/>
  <manifest:file-entry manifest:full-path="Object 360/settings.xml" manifest:media-type="text/xml"/>
  <manifest:file-entry manifest:full-path="Object 360/" manifest:version="1.3" manifest:media-type="application/vnd.oasis.opendocument.formula"/>
  <manifest:file-entry manifest:full-path="Object 367/content.xml" manifest:media-type="text/xml"/>
  <manifest:file-entry manifest:full-path="Object 367/settings.xml" manifest:media-type="text/xml"/>
  <manifest:file-entry manifest:full-path="Object 367/" manifest:version="1.3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E0000005EACD32FBA6E785776.png" manifest:media-type="image/png"/>
  <manifest:file-entry manifest:full-path="Pictures/100000000000005E0000005E678C7EBED077601A.png" manifest:media-type="image/png"/>
  <manifest:file-entry manifest:full-path="Pictures/1000000000000462000000584F439745515D277C.png" manifest:media-type="image/png"/>
  <manifest:file-entry manifest:full-path="Pictures/1000000000000020000000204B249CA79A42C6D7.png" manifest:media-type="image/png"/>
  <manifest:file-entry manifest:full-path="Pictures/1000020100000A26000000EC2D54EC42112EA04B.png" manifest:media-type="image/png"/>
  <manifest:file-entry manifest:full-path="Pictures/1000000000000059000000478358BC09E866CC53.png" manifest:media-type="image/png"/>
  <manifest:file-entry manifest:full-path="Pictures/1000000000000008000000084D60FB4967481DFF.png" manifest:media-type="image/png"/>
  <manifest:file-entry manifest:full-path="settings.xml" manifest:media-type="text/xml"/>
  <manifest:file-entry manifest:full-path="manifest.rdf" manifest:media-type="application/rdf+xml"/>
  <manifest:file-entry manifest:full-path="Object 366/content.xml" manifest:media-type="text/xml"/>
  <manifest:file-entry manifest:full-path="Object 366/settings.xml" manifest:media-type="text/xml"/>
  <manifest:file-entry manifest:full-path="Object 366/" manifest:version="1.3" manifest:media-type="application/vnd.oasis.opendocument.formula"/>
  <manifest:file-entry manifest:full-path="ObjectReplacements/Object 367" manifest:media-type="application/x-openoffice-gdimetafile;windows_formatname=&quot;GDIMetaFile&quot;"/>
  <manifest:file-entry manifest:full-path="ObjectReplacements/Object 360" manifest:media-type=""/>
  <manifest:file-entry manifest:full-path="ObjectReplacements/Object 361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SimSun" svg:font-family="SimSun" style:font-pitch="variable"/>
    <style:font-face style:name="Tahoma" svg:font-family="Tahoma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Bitstream Vera Sans6" svg:font-family="'Bitstream Vera Sans'" style:font-family-generic="swiss" style:font-pitch="variable"/>
    <style:font-face style:name="Bitstream Vera Sans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2" svg:font-family="'Bitstream Vera Sans'" style:font-adornments="Italique 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4" svg:font-family="'Bitstream Vera Sans'" style:font-adornments="Roman" style:font-family-generic="swiss" style:font-pitch="variable"/>
    <style:font-face style:name="Times New Roman3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7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StarSymbol1" svg:font-family="StarSymbo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Header">
      <style:text-properties officeooo:rsid="001ec9c5" officeooo:paragraph-rsid="001ec9c5"/>
    </style:style>
    <style:style style:name="P2" style:family="paragraph" style:parent-style-name="Header">
      <style:text-properties officeooo:rsid="00246d68" officeooo:paragraph-rsid="00246d68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Header">
      <style:text-properties fo:font-size="14pt" style:font-size-asian="14pt" style:font-size-complex="14pt"/>
    </style:style>
    <style:style style:name="P5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6" style:family="paragraph" style:parent-style-name="Footer">
      <style:paragraph-properties fo:margin-left="1cm" fo:margin-right="1.101cm" fo:text-align="start" style:justify-single-word="false" fo:text-indent="0cm" style:auto-text-indent="false"/>
      <style:text-properties fo:font-variant="small-caps" fo:color="#003281" loext:opacity="100%" style:font-name="Bitstream Vera Sans6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1cm" fo:margin-right="1cm" fo:text-align="end" style:justify-single-word="false" fo:text-indent="0cm" style:auto-text-indent="false"/>
      <style:text-properties fo:font-variant="small-caps" fo:color="#003281" loext:opacity="100%" style:font-name="Bitstream Vera Sans6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Standard">
      <style:text-properties fo:font-size="6pt" style:font-size-asian="6pt" style:font-size-complex="6pt"/>
    </style:style>
    <style:style style:name="P9" style:family="paragraph" style:parent-style-name="_5f_Header_20_page_20_paire_20__28_G_29_">
      <style:paragraph-properties fo:text-align="start" style:justify-single-word="false"/>
      <style:text-properties officeooo:paragraph-rsid="00248e62"/>
    </style:style>
    <style:style style:name="P10" style:family="paragraph" style:parent-style-name="_5f_Header_20_page_20_paire_20__28_G_29_">
      <style:paragraph-properties fo:text-align="start" style:justify-single-word="false"/>
      <style:text-properties officeooo:paragraph-rsid="0289fb01"/>
    </style:style>
    <style:style style:name="P11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0248e62" officeooo:paragraph-rsid="02767d15"/>
    </style:style>
    <style:style style:name="P1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6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Header">
      <style:paragraph-properties fo:margin-left="6.399cm" fo:margin-right="0cm" fo:text-indent="0cm" style:auto-text-indent="false"/>
      <style:text-properties style:font-name="Bitstream Vera Sans6" fo:font-size="13pt" fo:font-weight="bold" style:font-size-asian="13pt" style:font-weight-asian="bold" style:font-size-complex="13pt" style:font-weight-complex="bold"/>
    </style:style>
    <style:style style:name="P14" style:family="paragraph" style:parent-style-name="Header">
      <style:paragraph-properties fo:margin-left="7.001cm" fo:margin-right="0cm" fo:text-indent="0cm" style:auto-text-indent="false"/>
      <style:text-properties style:font-name="Bitstream Vera Sans6" fo:font-size="11pt" fo:font-weight="normal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7" style:family="paragraph" style:parent-style-name="Footer">
      <style:text-properties fo:text-transform="uppercase" fo:color="#808080" loext:opacity="100%" style:font-name="Bitstream Vera Sans4" fo:font-size="9pt" officeooo:rsid="0289fb01" officeooo:paragraph-rsid="0289fb01" fo:background-color="transparent"/>
    </style:style>
    <style:style style:name="P18" style:family="paragraph" style:parent-style-name="Footer">
      <style:text-properties officeooo:rsid="00178920" officeooo:paragraph-rsid="00178920"/>
    </style:style>
    <style:style style:name="P19" style:family="paragraph" style:parent-style-name="Footer">
      <style:text-properties officeooo:paragraph-rsid="00c384cf"/>
    </style:style>
    <style:style style:name="P20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21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" fo:font-size="11pt" fo:font-style="italic" fo:text-shadow="1pt 1pt" fo:font-weight="bold"/>
    </style:style>
    <style:style style:name="P23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6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4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6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25" style:family="paragraph" style:parent-style-name="FILET_5f_POINTILLES">
      <style:text-properties officeooo:paragraph-rsid="02733fc3"/>
    </style:style>
    <style:style style:name="P26" style:family="paragraph" style:parent-style-name="FILET_5f_POINTILLES">
      <style:text-properties officeooo:paragraph-rsid="027363f9"/>
    </style:style>
    <style:style style:name="P27" style:family="paragraph" style:parent-style-name="FILET_5f_POINTILLES">
      <style:text-properties officeooo:paragraph-rsid="027413d3"/>
    </style:style>
    <style:style style:name="P28" style:family="paragraph" style:parent-style-name="FILET_5f_POINTILLES">
      <style:text-properties officeooo:paragraph-rsid="0234d6ac"/>
    </style:style>
    <style:style style:name="P29" style:family="paragraph" style:parent-style-name="_5f_Footer_20_page_20_paire_20__28_G_29_"/>
    <style:style style:name="P30" style:family="paragraph" style:parent-style-name="_5f_Footer_20_page_20_paire_20__28_G_29_">
      <style:text-properties officeooo:paragraph-rsid="02cdb06c"/>
    </style:style>
    <style:style style:name="P31" style:family="paragraph" style:parent-style-name="_5f_Footer_20_page_20_paire_20__28_G_29_">
      <style:paragraph-properties fo:text-align="center" style:justify-single-word="false"/>
      <style:text-properties officeooo:paragraph-rsid="00375438"/>
    </style:style>
    <style:style style:name="P32" style:family="paragraph" style:parent-style-name="_5f_Footer_20_page_20_paire_20__28_G_29_">
      <style:paragraph-properties fo:text-align="center" style:justify-single-word="false"/>
      <style:text-properties officeooo:paragraph-rsid="0274790a"/>
    </style:style>
    <style:style style:name="P33" style:family="paragraph" style:parent-style-name="_5f_Paragraphe_20_énoncé_20_après_20_numéro_20_question" style:list-style-name=""/>
    <style:style style:name="P34" style:family="paragraph" style:parent-style-name="_5f_Paragraphe_20_énoncé_20_après_20_numéro_20_question">
      <style:text-properties officeooo:paragraph-rsid="027413d3"/>
    </style:style>
    <style:style style:name="P35" style:family="paragraph" style:parent-style-name="_5f_Titre_20_d_27_exercices_20_livret" style:list-style-name="_5f_Numérotation_20_des_20_exercices_20_livrets"/>
    <style:style style:name="P36" style:family="paragraph" style:parent-style-name="_5f_Titre_20_d_27_exercices_20_livret_20_sans_20_titre_20_avec_20_num_20_exo">
      <style:text-properties officeooo:paragraph-rsid="027413d3"/>
    </style:style>
    <style:style style:name="P37" style:family="paragraph" style:parent-style-name="_5f_Titre_20_d_27_exercices_20_livret_20_sans_20_titre_20_avec_20_num_20_exo" style:master-page-name="SERIE_5f_G_5f_GAUCHE_5f_ET_5f_DROITE_5f_2COL">
      <style:paragraph-properties style:page-number="auto"/>
    </style:style>
    <style:style style:name="P38" style:family="paragraph">
      <style:paragraph-properties fo:text-align="center"/>
    </style:style>
    <style:style style:name="P3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6" fo:font-size="16pt" fo:font-weight="bold" style:font-size-asian="16pt" style:font-weight-asian="bold" style:font-size-complex="16pt" style:font-weight-complex="bold"/>
    </style:style>
    <style:style style:name="P40" style:family="paragraph">
      <loext:graphic-properties draw:fill="none" draw:fill-color="#f10d0c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a7074b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0cm" fo:margin-right="0cm" fo:margin-top="0cm" fo:margin-bottom="0cm" fo:line-height="100%" fo:text-indent="0cm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AR PL KaitiM GB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solid" draw:fill-color="#d7e12c"/>
    </style:style>
    <style:style style:name="P4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-color="#2a6099"/>
      <style:paragraph-properties fo:text-align="center"/>
    </style:style>
    <style:style style:name="P4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solid" draw:fill-color="#7fb241"/>
    </style:style>
    <style:style style:name="P4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50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5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16d78"/>
    </style:style>
    <style:style style:name="T2" style:family="text">
      <style:text-properties fo:font-variant="small-caps" fo:color="#d7e12c" loext:opacity="100%" style:font-name="Bitstream Vera Sans" fo:font-size="16pt" fo:font-style="normal" fo:text-shadow="none" fo:font-weight="bold" officeooo:rsid="0274790a"/>
    </style:style>
    <style:style style:name="T3" style:family="text">
      <style:text-properties fo:font-variant="small-caps" fo:color="#d7e12c" loext:opacity="100%" style:font-name="Bitstream Vera Sans" fo:font-size="16pt" fo:font-style="normal" fo:text-shadow="none" fo:font-weight="bold" officeooo:rsid="00248e62"/>
    </style:style>
    <style:style style:name="T4" style:family="text">
      <style:text-properties fo:font-variant="small-caps" fo:color="#d7e12c" loext:opacity="100%" style:font-name="Bitstream Vera Sans" fo:font-size="16pt" fo:font-style="normal" fo:text-shadow="none" fo:font-weight="bold" officeooo:rsid="02767d15"/>
    </style:style>
    <style:style style:name="T5" style:family="text">
      <style:text-properties fo:font-variant="small-caps" fo:color="#d7e12c" loext:opacity="100%" style:font-name="Bitstream Vera Sans6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6" style:family="text">
      <style:text-properties fo:font-variant="small-caps" fo:color="#808080" loext:opacity="100%" style:font-name="Bitstream Vera Sans4" fo:font-size="11pt" fo:font-style="normal" fo:font-weight="bold" officeooo:rsid="0274790a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7" style:family="text">
      <style:text-properties fo:font-variant="small-caps" fo:color="#808080" loext:opacity="100%" style:font-name="Bitstream Vera Sans4" fo:font-size="11pt" fo:font-style="normal" fo:font-weight="bold" officeooo:rsid="00375438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8" style:family="text">
      <style:text-properties fo:font-variant="small-caps" fo:color="#808080" loext:opacity="100%" style:font-name="Bitstream Vera Sans4" fo:font-size="11pt" fo:font-style="normal" fo:font-weight="bold" officeooo:rsid="02767d15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9" style:family="text">
      <style:text-properties fo:font-variant="small-caps" fo:font-size="15pt" style:font-size-asian="15pt" style:font-size-complex="15pt"/>
    </style:style>
    <style:style style:name="T10" style:family="text">
      <style:text-properties fo:font-variant="small-caps" officeooo:rsid="00990660"/>
    </style:style>
    <style:style style:name="T11" style:family="text">
      <style:text-properties fo:font-variant="small-caps" officeooo:rsid="0054f64f"/>
    </style:style>
    <style:style style:name="T12" style:family="text">
      <style:text-properties fo:font-variant="small-caps" officeooo:rsid="00b5d2d1"/>
    </style:style>
    <style:style style:name="T13" style:family="text">
      <style:text-properties fo:font-variant="small-caps" officeooo:rsid="00b6801f"/>
    </style:style>
    <style:style style:name="T14" style:family="text">
      <style:text-properties officeooo:rsid="0274790a"/>
    </style:style>
    <style:style style:name="T15" style:family="text">
      <style:text-properties officeooo:rsid="02767d15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officeooo:rsid="0160d7ef"/>
    </style:style>
    <style:style style:name="T18" style:family="text">
      <style:text-properties style:use-window-font-color="true" loext:opacity="0%" style:font-name="Bitstream Vera Sans6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19" style:family="text">
      <style:text-properties style:use-window-font-color="true" loext:opacity="0%" style:font-name="Bitstream Vera Sans6" fo:font-size="10pt" officeooo:rsid="0232022a" style:font-size-asian="10pt" style:font-size-complex="10pt"/>
    </style:style>
    <style:style style:name="T20" style:family="text">
      <style:text-properties style:use-window-font-color="true" loext:opacity="0%" style:font-name="Bitstream Vera Sans6" fo:font-size="10pt" officeooo:rsid="0233a724" style:font-size-asian="10pt" style:font-size-complex="10pt"/>
    </style:style>
    <style:style style:name="T21" style:family="text">
      <style:text-properties style:use-window-font-color="true" loext:opacity="0%" style:font-name="Bitstream Vera Sans6" fo:font-size="10pt" officeooo:rsid="0236cc97" style:font-size-asian="10pt" style:font-size-complex="10pt"/>
    </style:style>
    <style:style style:name="T22" style:family="text">
      <style:text-properties style:use-window-font-color="true" loext:opacity="0%" style:font-name="Bitstream Vera Sans6" fo:font-size="10pt" fo:font-style="normal" fo:font-weight="normal" officeooo:rsid="02439447" fo:background-color="transparent" loext:char-shading-value="0" style:font-size-asian="10pt" style:font-size-complex="10pt"/>
    </style:style>
    <style:style style:name="T23" style:family="text">
      <style:text-properties fo:font-variant="normal" fo:text-transform="none" fo:color="#000000" loext:opacity="100%" style:font-name="Bitstream Vera Sans6" fo:background-color="transparent" loext:char-shading-value="0"/>
    </style:style>
    <style:style style:name="T24" style:family="text">
      <style:text-properties fo:font-variant="normal" fo:text-transform="none" fo:color="#3c3c3c" loext:opacity="100%" style:text-position="0% 100%" style:font-name="Bitstream Vera Sans6" fo:font-size="10pt" fo:letter-spacing="normal" fo:font-weight="normal" officeooo:rsid="02360026" style:font-size-asian="10pt" style:font-size-complex="10pt"/>
    </style:style>
    <style:style style:name="T25" style:family="text">
      <style:text-properties fo:font-variant="normal" fo:text-transform="none" style:use-window-font-color="true" loext:opacity="0%" style:text-position="0% 100%" style:font-name="Bitstream Vera Sans6" fo:font-size="10pt" fo:letter-spacing="normal" fo:font-style="normal" fo:font-weight="normal" officeooo:rsid="02360026" style:font-size-asian="10pt" style:font-size-complex="10pt"/>
    </style:style>
    <style:style style:name="T26" style:family="text">
      <style:text-properties fo:font-variant="normal" fo:text-transform="none" style:use-window-font-color="true" loext:opacity="0%" style:text-position="0% 100%" style:font-name="Bitstream Vera Sans6" fo:font-size="10pt" fo:letter-spacing="normal" fo:font-style="normal" fo:font-weight="normal" officeooo:rsid="027a4b5b" style:font-size-asian="10pt" style:font-size-complex="10pt"/>
    </style:style>
    <style:style style:name="T27" style:family="text">
      <style:text-properties fo:font-variant="normal" fo:text-transform="none" style:use-window-font-color="true" loext:opacity="0%" style:text-position="0% 100%" style:font-name="Bitstream Vera Sans6" fo:font-size="10pt" fo:letter-spacing="normal" fo:font-style="normal" fo:font-weight="normal" officeooo:rsid="027a4b5b" fo:background-color="transparent" loext:char-shading-value="0" style:font-size-asian="10pt" style:font-size-complex="10pt"/>
    </style:style>
    <style:style style:name="T28" style:family="text">
      <style:text-properties fo:font-variant="normal" fo:text-transform="none" style:use-window-font-color="true" loext:opacity="0%" style:text-position="0% 100%" style:font-name="Bitstream Vera Sans6" fo:font-size="10pt" fo:letter-spacing="normal" fo:font-weight="normal" officeooo:rsid="02360026" style:font-size-asian="10pt" style:font-size-complex="10pt"/>
    </style:style>
    <style:style style:name="T29" style:family="text">
      <style:text-properties fo:font-variant="normal" fo:text-transform="none" style:use-window-font-color="true" loext:opacity="0%" style:font-name="Bitstream Vera Sans6" fo:font-size="10pt" fo:letter-spacing="normal" fo:font-style="normal" fo:font-weight="normal" style:font-size-asian="10pt" style:font-size-complex="10pt"/>
    </style:style>
    <style:style style:name="T30" style:family="text">
      <style:text-properties fo:font-variant="normal" fo:text-transform="none" style:use-window-font-color="true" loext:opacity="0%" style:font-name="Bitstream Vera Sans6" fo:font-size="10pt" fo:letter-spacing="normal" fo:font-weight="normal" style:font-size-asian="10pt" style:font-size-complex="10pt"/>
    </style:style>
    <style:style style:name="T31" style:family="text">
      <style:text-properties fo:font-variant="normal" fo:text-transform="none" style:text-position="0% 100%" style:font-name="Bitstream Vera Sans6" fo:font-size="10pt" fo:letter-spacing="normal" fo:font-weight="normal" officeooo:rsid="02360026" style:font-size-asian="10pt" style:font-size-complex="10pt"/>
    </style:style>
    <style:style style:name="T32" style:family="text">
      <style:text-properties fo:text-transform="uppercase" fo:color="#808080" loext:opacity="100%" style:font-name="Bitstream Vera Sans4" fo:font-size="9pt" officeooo:rsid="015f088a" fo:background-color="transparent" loext:char-shading-value="0"/>
    </style:style>
    <style:style style:name="T33" style:family="text">
      <style:text-properties fo:text-transform="uppercase" fo:color="#808080" loext:opacity="100%" style:font-name="Bitstream Vera Sans4" fo:font-size="9pt" officeooo:rsid="00d8520c" fo:background-color="transparent" loext:char-shading-value="0"/>
    </style:style>
    <style:style style:name="T34" style:family="text">
      <style:text-properties officeooo:rsid="002925a2"/>
    </style:style>
    <style:style style:name="T35" style:family="text">
      <style:text-properties officeooo:rsid="002b33ed"/>
    </style:style>
    <style:style style:name="T36" style:family="text">
      <style:text-properties style:text-position="0% 100%" style:font-name="Bitstream Vera Sans6" fo:font-size="10pt" officeooo:rsid="02360026" style:font-size-asian="10pt" style:font-size-complex="10pt"/>
    </style:style>
    <style:style style:name="T37" style:family="text">
      <style:text-properties style:font-name="Bitstream Vera Sans6" fo:font-size="10pt" style:font-size-asian="10pt" style:font-size-complex="10pt"/>
    </style:style>
    <style:style style:name="T38" style:family="text">
      <style:text-properties fo:color="#ffffff" loext:opacity="100%" style:font-name="Bitstream Vera Sans6" fo:font-size="16pt" fo:font-weight="bold" style:font-size-asian="16pt" style:font-weight-asian="bold" style:font-size-complex="16pt" style:font-weight-complex="bold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AR PL KaitiM GB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italic" fo:text-shadow="none" style:text-underline-style="none" fo:font-weight="normal" style:letter-kerning="true" style:font-name-asian="AR PL KaitiM GB" style:font-size-asian="10pt" style:font-style-asian="italic" style:font-weight-asian="normal" style:font-name-complex="Free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Bitstream Vera Sans6" fo:font-size="9pt" fo:font-style="normal" fo:text-shadow="none" style:text-underline-style="none" fo:font-weight="normal" style:letter-kerning="true" style:font-name-asian="AR PL KaitiM GB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ormula">
      <style:graphic-properties fo:margin-left="0.011cm" fo:margin-right="0.011cm"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draw:stroke-dash="Dashed_20__28_var_29__20_2" svg:stroke-width="0.03cm" svg:stroke-color="#f10d0c" draw:marker-start="" draw:marker-start-width="0.25cm" draw:marker-start-center="false" draw:marker-end="" draw:marker-end-width="0.25cm" draw:marker-end-center="false" draw:fill="none" draw:fill-color="#f10d0c" draw:opacity="50%" draw:textarea-horizontal-align="justify" draw:textarea-vertical-align="middle" draw:auto-grow-height="false" fo:min-height="0.39cm" fo:min-width="0.139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4" style:family="graphic">
      <style:graphic-properties draw:stroke="solid" draw:stroke-dash="Dashed_20__28_var_29__20_2" svg:stroke-width="0.03cm" svg:stroke-color="#f10d0c" draw:marker-start="" draw:marker-start-width="0.25cm" draw:marker-start-center="false" draw:marker-end="" draw:marker-end-width="0.25cm" draw:marker-end-center="false" draw:fill="none" draw:fill-color="#f10d0c" draw:opacity="50%" draw:textarea-horizontal-align="justify" draw:textarea-vertical-align="middle" draw:auto-grow-height="false" fo:min-height="0.39cm" fo:min-width="0.141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5" style:family="graphic">
      <style:graphic-properties draw:stroke="solid" draw:stroke-dash="Dashed_20__28_var_29__20_2" svg:stroke-width="0.03cm" svg:stroke-color="#f10d0c" draw:marker-start="" draw:marker-start-width="0.25cm" draw:marker-start-center="false" draw:marker-end="" draw:marker-end-width="0.25cm" draw:marker-end-center="false" draw:fill="none" draw:fill-color="#f10d0c" draw:opacity="50%" draw:textarea-horizontal-align="justify" draw:textarea-vertical-align="middle" draw:auto-grow-height="false" fo:min-height="0.392cm" fo:min-width="0.139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6" style:family="graphic">
      <style:graphic-properties draw:stroke="solid" draw:stroke-dash="Dashed_20__28_var_29__20_2" svg:stroke-width="0.03cm" svg:stroke-color="#f10d0c" draw:marker-start="" draw:marker-start-width="0.25cm" draw:marker-start-center="false" draw:marker-end="" draw:marker-end-width="0.25cm" draw:marker-end-center="false" draw:fill="none" draw:fill-color="#f10d0c" draw:opacity="50%" draw:textarea-horizontal-align="justify" draw:textarea-vertical-align="middle" draw:auto-grow-height="false" fo:min-height="0.392cm" fo:min-width="0.141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width="0.03cm" svg:stroke-color="#a7074b" draw:marker-start="" draw:marker-start-width="0.25cm" draw:marker-start-center="false" draw:marker-end="" draw:marker-end-width="0.25cm" draw:marker-end-center="false" draw:fill="solid" draw:fill-color="#a7074b" draw:opacity="50%" draw:textarea-horizontal-align="justify" draw:textarea-vertical-align="middle" draw:auto-grow-height="false" fo:min-height="1.722cm" fo:min-width="4.471cm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6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8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solid" draw:stroke-dash="Dashed_20__28_var_29__20_2" svg:stroke-width="0.03cm" svg:stroke-color="#f10d0c" draw:marker-start="" draw:marker-start-width="0.25cm" draw:marker-start-center="false" draw:marker-end="" draw:marker-end-width="0.25cm" draw:marker-end-center="false" draw:fill="none" draw:fill-color="#f10d0c" draw:opacity="50%" draw:textarea-horizontal-align="justify" draw:textarea-vertical-align="middle" draw:auto-grow-height="false" fo:min-height="0.395cm" fo:min-width="0.143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22" style:family="graphic">
      <style:graphic-properties draw:stroke="solid" draw:stroke-dash="Dashed_20__28_var_29__20_2" svg:stroke-width="0.03cm" svg:stroke-color="#f10d0c" draw:marker-start="" draw:marker-start-width="0.25cm" draw:marker-start-center="false" draw:marker-end="" draw:marker-end-width="0.25cm" draw:marker-end-center="false" draw:fill="none" draw:fill-color="#f10d0c" draw:opacity="50%" draw:textarea-horizontal-align="justify" draw:textarea-vertical-align="middle" draw:auto-grow-height="false" fo:min-height="0.395cm" fo:min-width="0.146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23" style:family="graphic">
      <style:graphic-properties draw:stroke="solid" draw:stroke-dash="Dashed_20__28_var_29__20_2" svg:stroke-width="0.03cm" svg:stroke-color="#f10d0c" draw:marker-start="" draw:marker-start-width="0.25cm" draw:marker-start-center="false" draw:marker-end="" draw:marker-end-width="0.25cm" draw:marker-end-center="false" draw:fill="none" draw:fill-color="#f10d0c" draw:opacity="50%" draw:textarea-horizontal-align="justify" draw:textarea-vertical-align="middle" draw:auto-grow-height="false" fo:min-height="0.395cm" fo:min-width="0.145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24" style:family="graphic">
      <style:graphic-properties draw:stroke="solid" draw:stroke-dash="Dashed_20__28_var_29__20_2" svg:stroke-width="0.03cm" svg:stroke-color="#f10d0c" draw:marker-start="" draw:marker-start-width="0.25cm" draw:marker-start-center="false" draw:marker-end="" draw:marker-end-width="0.25cm" draw:marker-end-center="false" draw:fill="none" draw:fill-color="#f10d0c" draw:opacity="50%" draw:textarea-horizontal-align="justify" draw:textarea-vertical-align="middle" draw:auto-grow-height="false" fo:min-height="0.397cm" fo:min-width="0.143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25" style:family="graphic">
      <style:graphic-properties draw:stroke="solid" draw:stroke-dash="Dashed_20__28_var_29__20_2" svg:stroke-width="0.03cm" svg:stroke-color="#f10d0c" draw:marker-start="" draw:marker-start-width="0.25cm" draw:marker-start-center="false" draw:marker-end="" draw:marker-end-width="0.25cm" draw:marker-end-center="false" draw:fill="none" draw:fill-color="#f10d0c" draw:opacity="50%" draw:textarea-horizontal-align="justify" draw:textarea-vertical-align="middle" draw:auto-grow-height="false" fo:min-height="0.397cm" fo:min-width="0.146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26" style:family="graphic">
      <style:graphic-properties draw:stroke="solid" draw:stroke-dash="Dashed_20__28_var_29__20_2" svg:stroke-width="0.03cm" svg:stroke-color="#f10d0c" draw:marker-start="" draw:marker-start-width="0.25cm" draw:marker-start-center="false" draw:marker-end="" draw:marker-end-width="0.25cm" draw:marker-end-center="false" draw:fill="none" draw:fill-color="#f10d0c" draw:opacity="50%" draw:textarea-horizontal-align="justify" draw:textarea-vertical-align="middle" draw:auto-grow-height="false" fo:min-height="0.397cm" fo:min-width="0.145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27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9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26" draw:name="Shape2_1" draw:style-name="gr1" draw:text-style-name="P39" svg:width="2.701cm" svg:height="0.715cm" draw:transform="rotate (0.0876155284501153) translate (1.13418055555556cm 1.2065cm)">
        <draw:text-box>
          <text:p text:style-name="P38"><text:span text:style-name="T38">Série 6</text:span></text:p>
        </draw:text-box>
      </draw:frame>
      <text:list xml:id="list1666748734" text:style-name="_5f_Numérotation_20_des_20_exercices_20_livrets">
        <text:list-item>
          <text:p text:style-name="P37"><draw:g text:anchor-type="paragraph" draw:z-index="21" draw:name="Shape58" draw:style-name="gr7"><draw:custom-shape draw:style-name="gr8" draw:text-style-name="P41" svg:width="5.001cm" svg:height="2.001cm" svg:x="3.11cm" svg:y="1.306cm"><text:p/><draw:enhanced-geometry svg:viewBox="0 0 21600 21600" draw:type="rectangle" draw:enhanced-path="M 0 0 L 21600 0 21600 21600 0 21600 0 0 Z N"/></draw:custom-shape><draw:frame draw:style-name="gr9" draw:text-style-name="P43" svg:width="0.301cm" svg:height="0.625cm" svg:x="2.81cm" svg:y="0.706cm"><draw:text-box><text:p text:style-name="P42"><text:span text:style-name="T39">E</text:span></text:p></draw:text-box></draw:frame><draw:frame draw:style-name="gr9" draw:text-style-name="P43" svg:width="0.301cm" svg:height="0.625cm" svg:x="8.111cm" svg:y="0.706cm"><draw:text-box><text:p text:style-name="P42"><text:span text:style-name="T39">H</text:span></text:p></draw:text-box></draw:frame><draw:frame draw:style-name="gr10" draw:text-style-name="P43" svg:width="0.301cm" svg:height="0.623cm" svg:x="8.111cm" svg:y="3.184cm"><draw:text-box><text:p text:style-name="P42"><text:span text:style-name="T39">G</text:span></text:p></draw:text-box></draw:frame><draw:frame draw:style-name="gr10" draw:text-style-name="P43" svg:width="0.301cm" svg:height="0.623cm" svg:x="8.111cm" svg:y="3.184cm"><draw:text-box><text:p text:style-name="P42"><text:span text:style-name="T39">G</text:span></text:p></draw:text-box></draw:frame><draw:frame draw:style-name="gr10" draw:text-style-name="P43" svg:width="0.301cm" svg:height="0.623cm" svg:x="2.81cm" svg:y="3.184cm"><draw:text-box><text:p text:style-name="P42"><text:span text:style-name="T39">F</text:span></text:p></draw:text-box></draw:frame><draw:frame draw:style-name="gr11" draw:text-style-name="P43" svg:width="1.301cm" svg:height="0.701cm" draw:transform="rotate (1.56538580611371) translate (2.6035cm 2.90688888888889cm)"><draw:text-box><text:p text:style-name="P42"><text:span text:style-name="T39">3 cm</text:span></text:p></draw:text-box></draw:frame><draw:frame draw:style-name="gr11" draw:text-style-name="P43" svg:width="2.703cm" svg:height="0.701cm" draw:transform="rotate (0.00453785605518526) translate (4.206875cm 2.01788888888889cm)"><draw:text-box><text:p text:style-name="P42"><text:span text:style-name="T39">Aire = 28 cm</text:span><text:span text:style-name="T42">2</text:span></text:p></draw:text-box></draw:frame><draw:frame draw:style-name="gr11" draw:text-style-name="P43" svg:width="1.4cm" svg:height="0.701cm" draw:transform="rotate (0.00506145483078356) translate (4.90890277777778cm 3.21204166666667cm)"><draw:text-box><text:p text:style-name="P42"><text:span text:style-name="T40">L</text:span><text:span text:style-name="T39"> cm</text:span></text:p></draw:text-box></draw:frame></draw:g><text:span text:style-name="_5f_pointillés_20_gris"><text:span text:style-name="T19">Déterminer dans chaque cas </text:span></text:span><text:span text:style-name="_5f_pointillés_20_gris"><text:span text:style-name="T20">la </text:span></text:span><text:span text:style-name="_5f_pointillés_20_gris"><text:span text:style-name="T22">valeur </text:span></text:span><text:span text:style-name="_5f_pointillés_20_gris"><text:span text:style-name="T20"><text:s/>exacte de L :</text:span></text:span></text:p>
          <text:list>
            <text:list-item>
              <text:p text:style-name="_5f_Paragraphe_20_énoncé_20_après_20_numéro_20_question"><text:span text:style-name="_5f_pointillés_20_gris"><text:span text:style-name="T37"/></text:span></text:p>
            </text:list-item>
          </text:list>
        </text:list-item>
      </text:list>
      <text:p text:style-name="_5f_Paragraphe_20_livret_20_"><text:span text:style-name="_5f_pointillés_20_gris"><text:span text:style-name="T37"/></text:span></text:p>
      <text:p text:style-name="_5f_Paragraphe_20_livret_20_"><text:span text:style-name="_5f_pointillés_20_gris"><text:span text:style-name="T37"/></text:span></text:p>
      <text:p text:style-name="_5f_Paragraphe_20_livret_20_"/>
      <text:p text:style-name="P28"><text:span text:style-name="_5f_pointillés_20_gris"><text:span text:style-name="T37">…………………………………………………………………</text:span></text:span></text:p>
      <text:p text:style-name="P25"><text:span text:style-name="_5f_pointillés_20_gris"><text:span text:style-name="T37">…………………………………………………………………</text:span></text:span></text:p>
      <text:list xml:id="list154606367473102" text:continue-numbering="true" text:style-name="_5f_Numérotation_20_des_20_exercices_20_livrets">
        <text:list-item>
          <text:list>
            <text:list-item>
              <text:p text:style-name="_5f_Paragraphe_20_énoncé_20_après_20_numéro_20_question"><draw:g text:anchor-type="paragraph" draw:z-index="22" draw:name="Shape59" draw:style-name="gr7"><draw:custom-shape draw:style-name="gr8" draw:text-style-name="P41" svg:width="5.001cm" svg:height="2.001cm" svg:x="2.986cm" svg:y="0.628cm"><text:p/><draw:enhanced-geometry svg:viewBox="0 0 21600 21600" draw:type="rectangle" draw:enhanced-path="M 0 0 L 21600 0 21600 21600 0 21600 0 0 Z N"/></draw:custom-shape><draw:frame draw:style-name="gr9" draw:text-style-name="P43" svg:width="0.301cm" svg:height="0.625cm" svg:x="2.686cm" svg:y="0.028cm"><draw:text-box><text:p text:style-name="P42"><text:span text:style-name="T39">D</text:span></text:p></draw:text-box></draw:frame><draw:frame draw:style-name="gr9" draw:text-style-name="P43" svg:width="0.301cm" svg:height="0.625cm" svg:x="7.987cm" svg:y="0.028cm"><draw:text-box><text:p text:style-name="P42"><text:span text:style-name="T39">C</text:span></text:p></draw:text-box></draw:frame><draw:frame draw:style-name="gr9" draw:text-style-name="P43" svg:width="0.301cm" svg:height="0.625cm" svg:x="7.987cm" svg:y="2.527cm"><draw:text-box><text:p text:style-name="P42"><text:span text:style-name="T39">B</text:span></text:p></draw:text-box></draw:frame><draw:frame draw:style-name="gr10" draw:text-style-name="P43" svg:width="0.301cm" svg:height="0.623cm" svg:x="2.686cm" svg:y="2.505cm"><draw:text-box><text:p text:style-name="P42"><text:span text:style-name="T39">A</text:span></text:p></draw:text-box></draw:frame><draw:frame draw:style-name="gr11" draw:text-style-name="P43" svg:width="1.301cm" svg:height="0.701cm" draw:transform="rotate (1.56538580611371) translate (2.48002777777778cm 2.22779166666667cm)"><draw:text-box><text:p text:style-name="P42"><text:span text:style-name="T40">L</text:span><text:span text:style-name="T41"> </text:span><text:span text:style-name="T39">cm</text:span></text:p></draw:text-box></draw:frame><draw:frame draw:style-name="gr11" draw:text-style-name="P43" svg:width="2.703cm" svg:height="0.701cm" draw:transform="rotate (0.00453785605518526) translate (4.08163888888889cm 1.34055555555556cm)"><draw:text-box><text:p text:style-name="P42"><text:span text:style-name="T39">Aire = 17 cm</text:span><text:span text:style-name="T42">2</text:span></text:p></draw:text-box></draw:frame><draw:frame draw:style-name="gr11" draw:text-style-name="P43" svg:width="1.4cm" svg:height="0.701cm" draw:transform="rotate (0.00506145483078356) translate (4.78366666666667cm 2.53294444444444cm)"><draw:text-box><text:p text:style-name="P42"><text:span text:style-name="T39">7 cm</text:span></text:p></draw:text-box></draw:frame></draw:g><text:span text:style-name="_5f_pointillés_20_gris"><text:span text:style-name="T37"><text:s/></text:span></text:span></text:p>
            </text:list-item>
          </text:list>
        </text:list-item>
      </text:list>
      <text:p text:style-name="_5f_Paragraphe_20_livret_20_"><text:span text:style-name="_5f_pointillés_20_gris"><text:span text:style-name="T37"/></text:span></text:p>
      <text:p text:style-name="_5f_Paragraphe_20_livret_20_"><text:span text:style-name="_5f_pointillés_20_gris"><text:span text:style-name="T37"/></text:span></text:p>
      <text:p text:style-name="_5f_Paragraphe_20_livret_20_"><text:span text:style-name="_5f_pointillés_20_gris"><text:span text:style-name="T37"/></text:span></text:p>
      <text:p text:style-name="_5f_Paragraphe_20_livret_20_"><text:span text:style-name="_5f_pointillés_20_gris"><text:span text:style-name="T37"/></text:span></text:p>
      <text:p text:style-name="P25"><text:span text:style-name="_5f_pointillés_20_gris"><text:span text:style-name="T37">…………………………………………………………………</text:span></text:span></text:p>
      <text:p text:style-name="P25"><text:span text:style-name="_5f_pointillés_20_gris"><text:span text:style-name="T37">…………………………………………………………………</text:span></text:span></text:p>
      <text:list xml:id="list154607410614888" text:continue-numbering="true" text:style-name="_5f_Numérotation_20_des_20_exercices_20_livrets">
        <text:list-item>
          <text:p text:style-name="_5f_Titre_20_d_27_exercices_20_livret_20_sans_20_titre_20_avec_20_num_20_exo"><text:span text:style-name="_5f_pointillés_20_gris"><text:span text:style-name="T21">Alice a vendu </text:span></text:span><text:span text:style-name="_5f_pointillés_20_gris"><text:span text:style-name="T21"><draw:frame draw:style-name="fr3" draw:name="Object200" text:anchor-type="as-char" svg:y="-0.534cm" svg:width="0.517cm" svg:height="0.87cm" draw:z-index="27"><draw:object xlink:href="./Object 360" xlink:type="simple" xlink:show="embed" xlink:actuate="onLoad"/><draw:image xlink:href="./ObjectReplacements/Object 360" xlink:type="simple" xlink:show="embed" xlink:actuate="onLoad"/></draw:frame></text:span></text:span><text:span text:style-name="_5f_pointillés_20_gris"><text:span text:style-name="T21"><text:s/>de ses 220 pâtisseries et Nour-Eddine a vendu </text:span></text:span><text:span text:style-name="_5f_pointillés_20_gris"><text:span text:style-name="T21"><draw:frame draw:style-name="fr3" draw:name="Object201" text:anchor-type="as-char" svg:y="-0.534cm" svg:width="0.293cm" svg:height="0.87cm" draw:z-index="28"><draw:object xlink:href="./Object 361" xlink:type="simple" xlink:show="embed" xlink:actuate="onLoad"/><draw:image xlink:href="./ObjectReplacements/Object 361" xlink:type="simple" xlink:show="embed" xlink:actuate="onLoad"/></draw:frame></text:span></text:span><text:span text:style-name="_5f_pointillés_20_gris"><text:span text:style-name="T21"><text:s/>de ses 150 pâtisseries. </text:span></text:span></text:p>
        </text:list-item>
      </text:list>
      <text:p text:style-name="Standard"><text:span text:style-name="_5f_pointillés_20_gris"><text:span text:style-name="T21">Qui a vendu le plus de pâtisseries ?</text:span></text:span></text:p>
      <text:p text:style-name="P25"><text:span text:style-name="_5f_pointillés_20_gris"><text:span text:style-name="T36">…………………………………………………………………</text:span></text:span></text:p>
      <text:p text:style-name="P25"><text:span text:style-name="_5f_pointillés_20_gris"><text:span text:style-name="T36">…………………………………………………………………</text:span></text:span></text:p>
      <text:list xml:id="list154606828962818" text:continue-numbering="true" text:style-name="_5f_Numérotation_20_des_20_exercices_20_livrets">
        <text:list-item>
          <text:p text:style-name="_5f_Titre_20_d_27_exercices_20_livret_20_sans_20_titre_20_avec_20_num_20_exo"><text:span text:style-name="_5f_pointillés_20_gris"><text:span text:style-name="T21">Thomas a gagné au loto : il décide de donner </text:span></text:span><text:span text:style-name="_5f_pointillés_20_gris"><text:span text:style-name="T21"><draw:frame draw:style-name="fr3" draw:name="Object206" text:anchor-type="as-char" svg:y="-0.534cm" svg:width="0.293cm" svg:height="0.87cm" draw:z-index="29"><draw:object xlink:href="./Object 366" xlink:type="simple" xlink:show="embed" xlink:actuate="onLoad"/><draw:image xlink:href="./ObjectReplacements/Object 366" xlink:type="simple" xlink:show="embed" xlink:actuate="onLoad"/></draw:frame></text:span></text:span><text:span text:style-name="_5f_pointillés_20_gris"><text:span text:style-name="T21"><text:s/>de ce qu’il a gagné à sa sœur et </text:span></text:span><text:span text:style-name="_5f_pointillés_20_gris"><text:span text:style-name="T21"><draw:frame draw:style-name="fr3" draw:name="Object207" text:anchor-type="as-char" svg:y="-0.534cm" svg:width="0.293cm" svg:height="0.87cm" draw:z-index="30"><draw:object xlink:href="./Object 367" xlink:type="simple" xlink:show="embed" xlink:actuate="onLoad"/><draw:image xlink:href="./ObjectReplacements/Object 367" xlink:type="simple" xlink:show="embed" xlink:actuate="onLoad"/></draw:frame></text:span></text:span><text:span text:style-name="_5f_pointillés_20_gris"><text:span text:style-name="T21"><text:s/>de ce qu’il a gagné à son meilleur ami.</text:span></text:span></text:p>
        </text:list-item>
      </text:list>
      <text:p text:style-name="Standard"><text:span text:style-name="_5f_pointillés_20_gris"><text:span text:style-name="T21">Quelle fraction de la somme gagnée lui reste-t-il ?</text:span></text:span></text:p>
      <text:p text:style-name="P26"><text:span text:style-name="_5f_pointillés_20_gris"><text:span text:style-name="T36">…………………………………………………………………</text:span></text:span></text:p>
      <text:p text:style-name="P26"><text:span text:style-name="_5f_pointillés_20_gris"><text:span text:style-name="T36">…………………………………………………………………</text:span></text:span></text:p>
      <text:p text:style-name="P26"><text:span text:style-name="_5f_pointillés_20_gris"><text:span text:style-name="T36">…………………………………………………………………</text:span></text:span></text:p>
      <text:list xml:id="list154607665477534" text:continue-numbering="true" text:style-name="_5f_Numérotation_20_des_20_exercices_20_livrets">
        <text:list-item>
          <text:p text:style-name="_5f_Titre_20_d_27_exercices_20_livret_20_sans_20_titre_20_avec_20_num_20_exo"><text:span text:style-name="_5f_pointillés_20_gris"><text:span text:style-name="T29">Bella a deux petites galettes identiques. Elle mange la moitié de la</text:span></text:span><text:span text:style-name="_5f_pointillés_20_gris"><text:span text:style-name="T30"> </text:span></text:span><text:span text:style-name="_5f_pointillés_20_gris"><text:span text:style-name="T29">première galette et pro­pose à Abel : "Préfères-tu manger la moitié du reste de la première galette ou le tiers de la deuxième galette ?".</text:span></text:span><text:span text:style-name="_5f_pointillés_20_gris"><text:span text:style-name="T30"> </text:span></text:span><text:span text:style-name="_5f_pointillés_20_gris"><text:span text:style-name="T29">Quel choix Abel doit faire pour avoir le plus gros morceau ?</text:span></text:span></text:p>
        </text:list-item>
      </text:list>
      <text:p text:style-name="P26"><text:span text:style-name="_5f_pointillés_20_gris"><text:span text:style-name="T36">…………………………………………………………………</text:span></text:span></text:p>
      <text:p text:style-name="P26"><text:span text:style-name="_5f_pointillés_20_gris"><text:span text:style-name="T31">…………………………………………………………………</text:span></text:span></text:p>
      <text:p text:style-name="P26"><text:span text:style-name="_5f_pointillés_20_gris"><text:span text:style-name="T31">…………………………………………………………………</text:span></text:span></text:p>
      <text:p text:style-name="P26"><text:span text:style-name="_5f_pointillés_20_gris"><text:span text:style-name="T36">…………………………………………………………………</text:span></text:span></text:p>
      <text:p text:style-name="P26"><text:span text:style-name="_5f_pointillés_20_gris"><text:span text:style-name="T36">…………………………………………………………………</text:span></text:span></text:p>
      <text:p text:style-name="P26"><text:span text:style-name="_5f_pointillés_20_gris"><text:span text:style-name="T31">…………………………………………………………………</text:span></text:span></text:p>
      <text:list xml:id="list154605997075891" text:continue-numbering="true" text:style-name="_5f_Numérotation_20_des_20_exercices_20_livrets">
        <text:list-item>
          <text:p text:style-name="P36"><draw:g text:anchor-type="char" draw:z-index="23" draw:name="Shape61" draw:style-name="gr2"><draw:custom-shape draw:style-name="gr3" draw:text-style-name="P40" svg:width="0.641cm" svg:height="0.641cm" svg:x="6.119cm" svg:y="1.175cm"><text:p/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40" svg:width="0.643cm" svg:height="0.641cm" svg:x="6.759cm" svg:y="1.175cm"><text:p/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40" svg:width="0.641cm" svg:height="0.641cm" svg:x="7.401cm" svg:y="1.175cm"><text:p/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40" svg:width="0.643cm" svg:height="0.641cm" svg:x="8.042cm" svg:y="1.175cm"><text:p/><draw:enhanced-geometry svg:viewBox="0 0 21600 21600" draw:mirror-horizontal="false" draw:mirror-vertical="false" draw:type="rectangle" draw:enhanced-path="M 0 0 L 21600 0 21600 21600 0 21600 0 0 Z N"/></draw:custom-shape><draw:custom-shape draw:style-name="gr5" draw:text-style-name="P40" svg:width="0.641cm" svg:height="0.643cm" svg:x="6.119cm" svg:y="1.815cm"><text:p/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40" svg:width="0.641cm" svg:height="0.641cm" svg:x="6.119cm" svg:y="2.457cm"><text:p/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40" svg:width="0.643cm" svg:height="0.643cm" svg:x="6.759cm" svg:y="1.815cm"><text:p/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40" svg:width="0.643cm" svg:height="0.641cm" svg:x="6.759cm" svg:y="2.457cm"><text:p/><draw:enhanced-geometry svg:viewBox="0 0 21600 21600" draw:mirror-horizontal="false" draw:mirror-vertical="false" draw:type="rectangle" draw:enhanced-path="M 0 0 L 21600 0 21600 21600 0 21600 0 0 Z N"/></draw:custom-shape><draw:custom-shape draw:style-name="gr5" draw:text-style-name="P40" svg:width="0.641cm" svg:height="0.643cm" svg:x="7.401cm" svg:y="1.815cm"><text:p/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40" svg:width="0.641cm" svg:height="0.641cm" svg:x="7.401cm" svg:y="2.457cm"><text:p/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40" svg:width="0.643cm" svg:height="0.643cm" svg:x="8.042cm" svg:y="1.815cm"><text:p/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40" svg:width="0.643cm" svg:height="0.641cm" svg:x="8.042cm" svg:y="2.457cm"><text:p/><draw:enhanced-geometry svg:viewBox="0 0 21600 21600" draw:mirror-horizontal="false" draw:mirror-vertical="false" draw:type="rectangle" draw:enhanced-path="M 0 0 L 21600 0 21600 21600 0 21600 0 0 Z N"/></draw:custom-shape></draw:g><text:span text:style-name="_5f_livret"><text:span text:style-name="T28">Bella a une tablette contenant </text:span></text:span><text:span text:style-name="_5f_livret"><text:span text:style-name="T26">douze</text:span></text:span><text:span text:style-name="_5f_livret"><text:span text:style-name="T28"> carreaux de chocolats. Elle propose à Abel : « Préfères-tu :</text:span></text:span></text:p>
          <text:list>
            <text:list-item>
              <text:p text:style-name="_5f_Paragraphe_20_énoncé_20_après_20_numéro_20_question"><text:span text:style-name="_5f_livret"><text:span text:style-name="T37">que je te donne un quart de la tablette ?</text:span></text:span></text:p>
            </text:list-item>
          </text:list>
        </text:list-item>
      </text:list>
      <text:p text:style-name="P33"><text:span text:style-name="_5f_livret"><text:span text:style-name="T37"/></text:span></text:p>
      <text:list xml:id="list154606795844098" text:continue-numbering="true" text:style-name="_5f_Numérotation_20_des_20_exercices_20_livrets">
        <text:list-item>
          <text:list>
            <text:list-item>
              <text:p text:style-name="_5f_Paragraphe_20_énoncé_20_après_20_numéro_20_question"><draw:g text:anchor-type="char" draw:z-index="24" draw:name="Shape61_0" draw:style-name="gr2"><draw:custom-shape draw:style-name="gr3" draw:text-style-name="P40" svg:width="0.641cm" svg:height="0.641cm" svg:x="6.119cm" svg:y="0.146cm"><text:p/><draw:enhanced-geometry svg:viewBox="0 0 21600 21600" draw:type="rectangle" draw:enhanced-path="M 0 0 L 21600 0 21600 21600 0 21600 0 0 Z N"/></draw:custom-shape><draw:custom-shape draw:style-name="gr4" draw:text-style-name="P40" svg:width="0.643cm" svg:height="0.641cm" svg:x="6.759cm" svg:y="0.146cm"><text:p/><draw:enhanced-geometry svg:viewBox="0 0 21600 21600" draw:type="rectangle" draw:enhanced-path="M 0 0 L 21600 0 21600 21600 0 21600 0 0 Z N"/></draw:custom-shape><draw:custom-shape draw:style-name="gr3" draw:text-style-name="P40" svg:width="0.641cm" svg:height="0.641cm" svg:x="7.401cm" svg:y="0.146cm"><text:p/><draw:enhanced-geometry svg:viewBox="0 0 21600 21600" draw:type="rectangle" draw:enhanced-path="M 0 0 L 21600 0 21600 21600 0 21600 0 0 Z N"/></draw:custom-shape><draw:custom-shape draw:style-name="gr4" draw:text-style-name="P40" svg:width="0.643cm" svg:height="0.641cm" svg:x="8.042cm" svg:y="0.146cm"><text:p/><draw:enhanced-geometry svg:viewBox="0 0 21600 21600" draw:type="rectangle" draw:enhanced-path="M 0 0 L 21600 0 21600 21600 0 21600 0 0 Z N"/></draw:custom-shape><draw:custom-shape draw:style-name="gr5" draw:text-style-name="P40" svg:width="0.641cm" svg:height="0.643cm" svg:x="6.119cm" svg:y="0.786cm"><text:p/><draw:enhanced-geometry svg:viewBox="0 0 21600 21600" draw:type="rectangle" draw:enhanced-path="M 0 0 L 21600 0 21600 21600 0 21600 0 0 Z N"/></draw:custom-shape><draw:custom-shape draw:style-name="gr3" draw:text-style-name="P40" svg:width="0.641cm" svg:height="0.641cm" svg:x="6.119cm" svg:y="1.428cm"><text:p/><draw:enhanced-geometry svg:viewBox="0 0 21600 21600" draw:type="rectangle" draw:enhanced-path="M 0 0 L 21600 0 21600 21600 0 21600 0 0 Z N"/></draw:custom-shape><draw:custom-shape draw:style-name="gr6" draw:text-style-name="P40" svg:width="0.643cm" svg:height="0.643cm" svg:x="6.759cm" svg:y="0.786cm"><text:p/><draw:enhanced-geometry svg:viewBox="0 0 21600 21600" draw:type="rectangle" draw:enhanced-path="M 0 0 L 21600 0 21600 21600 0 21600 0 0 Z N"/></draw:custom-shape><draw:custom-shape draw:style-name="gr4" draw:text-style-name="P40" svg:width="0.643cm" svg:height="0.641cm" svg:x="6.759cm" svg:y="1.428cm"><text:p/><draw:enhanced-geometry svg:viewBox="0 0 21600 21600" draw:type="rectangle" draw:enhanced-path="M 0 0 L 21600 0 21600 21600 0 21600 0 0 Z N"/></draw:custom-shape><draw:custom-shape draw:style-name="gr5" draw:text-style-name="P40" svg:width="0.641cm" svg:height="0.643cm" svg:x="7.401cm" svg:y="0.786cm"><text:p/><draw:enhanced-geometry svg:viewBox="0 0 21600 21600" draw:type="rectangle" draw:enhanced-path="M 0 0 L 21600 0 21600 21600 0 21600 0 0 Z N"/></draw:custom-shape><draw:custom-shape draw:style-name="gr3" draw:text-style-name="P40" svg:width="0.641cm" svg:height="0.641cm" svg:x="7.401cm" svg:y="1.428cm"><text:p/><draw:enhanced-geometry svg:viewBox="0 0 21600 21600" draw:type="rectangle" draw:enhanced-path="M 0 0 L 21600 0 21600 21600 0 21600 0 0 Z N"/></draw:custom-shape><draw:custom-shape draw:style-name="gr6" draw:text-style-name="P40" svg:width="0.643cm" svg:height="0.643cm" svg:x="8.042cm" svg:y="0.786cm"><text:p/><draw:enhanced-geometry svg:viewBox="0 0 21600 21600" draw:type="rectangle" draw:enhanced-path="M 0 0 L 21600 0 21600 21600 0 21600 0 0 Z N"/></draw:custom-shape><draw:custom-shape draw:style-name="gr4" draw:text-style-name="P40" svg:width="0.643cm" svg:height="0.641cm" svg:x="8.042cm" svg:y="1.428cm"><text:p/><draw:enhanced-geometry svg:viewBox="0 0 21600 21600" draw:type="rectangle" draw:enhanced-path="M 0 0 L 21600 0 21600 21600 0 21600 0 0 Z N"/></draw:custom-shape></draw:g><text:span text:style-name="_5f_pointillés_20_gris"><text:span text:style-name="T25">que je mange </text:span></text:span><text:span text:style-name="_5f_pointillés_20_gris"><text:span text:style-name="T27">trois</text:span></text:span><text:span text:style-name="_5f_pointillés_20_gris"><text:span text:style-name="T25"> carreaux et que je te donne un tiers du reste de la</text:span></text:span><text:span text:style-name="_5f_pointillés_20_gris"><text:span text:style-name="T28"> </text:span></text:span><text:span text:style-name="_5f_pointillés_20_gris"><text:span text:style-name="T25">tablette ?</text:span></text:span></text:p>
            </text:list-item>
          </text:list>
        </text:list-item>
      </text:list>
      <text:p text:style-name="P33"><text:span text:style-name="_5f_pointillés_20_gris"><text:span text:style-name="T25"/></text:span></text:p>
      <text:p text:style-name="P33"><draw:g text:anchor-type="char" draw:z-index="25" draw:name="Shape61_1" draw:style-name="gr2"><draw:custom-shape draw:style-name="gr3" draw:text-style-name="P40" svg:width="0.641cm" svg:height="0.641cm" svg:x="6.119cm" svg:y="0.335cm"><text:p/><draw:enhanced-geometry svg:viewBox="0 0 21600 21600" draw:type="rectangle" draw:enhanced-path="M 0 0 L 21600 0 21600 21600 0 21600 0 0 Z N"/></draw:custom-shape><draw:custom-shape draw:style-name="gr4" draw:text-style-name="P40" svg:width="0.643cm" svg:height="0.641cm" svg:x="6.759cm" svg:y="0.335cm"><text:p/><draw:enhanced-geometry svg:viewBox="0 0 21600 21600" draw:type="rectangle" draw:enhanced-path="M 0 0 L 21600 0 21600 21600 0 21600 0 0 Z N"/></draw:custom-shape><draw:custom-shape draw:style-name="gr3" draw:text-style-name="P40" svg:width="0.641cm" svg:height="0.641cm" svg:x="7.401cm" svg:y="0.335cm"><text:p/><draw:enhanced-geometry svg:viewBox="0 0 21600 21600" draw:type="rectangle" draw:enhanced-path="M 0 0 L 21600 0 21600 21600 0 21600 0 0 Z N"/></draw:custom-shape><draw:custom-shape draw:style-name="gr4" draw:text-style-name="P40" svg:width="0.643cm" svg:height="0.641cm" svg:x="8.042cm" svg:y="0.335cm"><text:p/><draw:enhanced-geometry svg:viewBox="0 0 21600 21600" draw:type="rectangle" draw:enhanced-path="M 0 0 L 21600 0 21600 21600 0 21600 0 0 Z N"/></draw:custom-shape><draw:custom-shape draw:style-name="gr5" draw:text-style-name="P40" svg:width="0.641cm" svg:height="0.643cm" svg:x="6.119cm" svg:y="0.975cm"><text:p/><draw:enhanced-geometry svg:viewBox="0 0 21600 21600" draw:type="rectangle" draw:enhanced-path="M 0 0 L 21600 0 21600 21600 0 21600 0 0 Z N"/></draw:custom-shape><draw:custom-shape draw:style-name="gr3" draw:text-style-name="P40" svg:width="0.641cm" svg:height="0.641cm" svg:x="6.119cm" svg:y="1.617cm"><text:p/><draw:enhanced-geometry svg:viewBox="0 0 21600 21600" draw:type="rectangle" draw:enhanced-path="M 0 0 L 21600 0 21600 21600 0 21600 0 0 Z N"/></draw:custom-shape><draw:custom-shape draw:style-name="gr6" draw:text-style-name="P40" svg:width="0.643cm" svg:height="0.643cm" svg:x="6.759cm" svg:y="0.975cm"><text:p/><draw:enhanced-geometry svg:viewBox="0 0 21600 21600" draw:type="rectangle" draw:enhanced-path="M 0 0 L 21600 0 21600 21600 0 21600 0 0 Z N"/></draw:custom-shape><draw:custom-shape draw:style-name="gr4" draw:text-style-name="P40" svg:width="0.643cm" svg:height="0.641cm" svg:x="6.759cm" svg:y="1.617cm"><text:p/><draw:enhanced-geometry svg:viewBox="0 0 21600 21600" draw:type="rectangle" draw:enhanced-path="M 0 0 L 21600 0 21600 21600 0 21600 0 0 Z N"/></draw:custom-shape><draw:custom-shape draw:style-name="gr5" draw:text-style-name="P40" svg:width="0.641cm" svg:height="0.643cm" svg:x="7.401cm" svg:y="0.975cm"><text:p/><draw:enhanced-geometry svg:viewBox="0 0 21600 21600" draw:type="rectangle" draw:enhanced-path="M 0 0 L 21600 0 21600 21600 0 21600 0 0 Z N"/></draw:custom-shape><draw:custom-shape draw:style-name="gr3" draw:text-style-name="P40" svg:width="0.641cm" svg:height="0.641cm" svg:x="7.401cm" svg:y="1.617cm"><text:p/><draw:enhanced-geometry svg:viewBox="0 0 21600 21600" draw:type="rectangle" draw:enhanced-path="M 0 0 L 21600 0 21600 21600 0 21600 0 0 Z N"/></draw:custom-shape><draw:custom-shape draw:style-name="gr6" draw:text-style-name="P40" svg:width="0.643cm" svg:height="0.643cm" svg:x="8.042cm" svg:y="0.975cm"><text:p/><draw:enhanced-geometry svg:viewBox="0 0 21600 21600" draw:type="rectangle" draw:enhanced-path="M 0 0 L 21600 0 21600 21600 0 21600 0 0 Z N"/></draw:custom-shape><draw:custom-shape draw:style-name="gr4" draw:text-style-name="P40" svg:width="0.643cm" svg:height="0.641cm" svg:x="8.042cm" svg:y="1.617cm"><text:p/><draw:enhanced-geometry svg:viewBox="0 0 21600 21600" draw:type="rectangle" draw:enhanced-path="M 0 0 L 21600 0 21600 21600 0 21600 0 0 Z N"/></draw:custom-shape></draw:g><text:span text:style-name="_5f_pointillés_20_gris"><text:span text:style-name="T25"/></text:span></text:p>
      <text:list xml:id="list154606356797916" text:continue-numbering="true" text:style-name="_5f_Numérotation_20_des_20_exercices_20_livrets">
        <text:list-item>
          <text:list>
            <text:list-item>
              <text:p text:style-name="_5f_Paragraphe_20_énoncé_20_après_20_numéro_20_question"><text:span text:style-name="_5f_livret"><text:span text:style-name="T37">que je mange la moitié de la tablette et que je te donne la moitié du reste ?</text:span></text:span></text:p>
            </text:list-item>
          </text:list>
        </text:list-item>
      </text:list>
      <text:p text:style-name="P33"><text:span text:style-name="_5f_livret"><text:span text:style-name="T37"/></text:span></text:p>
      <text:list xml:id="list154605801484818" text:continue-numbering="true" text:style-name="_5f_Numérotation_20_des_20_exercices_20_livrets">
        <text:list-item>
          <text:list>
            <text:list-item>
              <text:p text:style-name="_5f_Paragraphe_20_énoncé_20_après_20_numéro_20_question"><draw:g text:anchor-type="char" draw:z-index="3" draw:name="Shape61_2" draw:style-name="gr2"><draw:custom-shape draw:style-name="gr21" draw:text-style-name="P40" svg:width="0.645cm" svg:height="0.646cm" svg:x="6.135cm" svg:y="-0.162cm"><text:p/><draw:enhanced-geometry svg:viewBox="0 0 21600 21600" draw:type="rectangle" draw:enhanced-path="M 0 0 L 21600 0 21600 21600 0 21600 0 0 Z N"/></draw:custom-shape><draw:custom-shape draw:style-name="gr22" draw:text-style-name="P40" svg:width="0.648cm" svg:height="0.646cm" svg:x="6.779cm" svg:y="-0.162cm"><text:p/><draw:enhanced-geometry svg:viewBox="0 0 21600 21600" draw:type="rectangle" draw:enhanced-path="M 0 0 L 21600 0 21600 21600 0 21600 0 0 Z N"/></draw:custom-shape><draw:custom-shape draw:style-name="gr23" draw:text-style-name="P40" svg:width="0.646cm" svg:height="0.646cm" svg:x="7.424cm" svg:y="-0.162cm"><text:p/><draw:enhanced-geometry svg:viewBox="0 0 21600 21600" draw:type="rectangle" draw:enhanced-path="M 0 0 L 21600 0 21600 21600 0 21600 0 0 Z N"/></draw:custom-shape><draw:custom-shape draw:style-name="gr22" draw:text-style-name="P40" svg:width="0.648cm" svg:height="0.646cm" svg:x="8.068cm" svg:y="-0.162cm"><text:p/><draw:enhanced-geometry svg:viewBox="0 0 21600 21600" draw:type="rectangle" draw:enhanced-path="M 0 0 L 21600 0 21600 21600 0 21600 0 0 Z N"/></draw:custom-shape><draw:custom-shape draw:style-name="gr24" draw:text-style-name="P40" svg:width="0.645cm" svg:height="0.648cm" svg:x="6.135cm" svg:y="0.482cm"><text:p/><draw:enhanced-geometry svg:viewBox="0 0 21600 21600" draw:type="rectangle" draw:enhanced-path="M 0 0 L 21600 0 21600 21600 0 21600 0 0 Z N"/></draw:custom-shape><draw:custom-shape draw:style-name="gr21" draw:text-style-name="P40" svg:width="0.645cm" svg:height="0.646cm" svg:x="6.135cm" svg:y="1.129cm"><text:p/><draw:enhanced-geometry svg:viewBox="0 0 21600 21600" draw:type="rectangle" draw:enhanced-path="M 0 0 L 21600 0 21600 21600 0 21600 0 0 Z N"/></draw:custom-shape><draw:custom-shape draw:style-name="gr25" draw:text-style-name="P40" svg:width="0.648cm" svg:height="0.648cm" svg:x="6.779cm" svg:y="0.482cm"><text:p/><draw:enhanced-geometry svg:viewBox="0 0 21600 21600" draw:type="rectangle" draw:enhanced-path="M 0 0 L 21600 0 21600 21600 0 21600 0 0 Z N"/></draw:custom-shape><draw:custom-shape draw:style-name="gr22" draw:text-style-name="P40" svg:width="0.648cm" svg:height="0.646cm" svg:x="6.779cm" svg:y="1.129cm"><text:p/><draw:enhanced-geometry svg:viewBox="0 0 21600 21600" draw:type="rectangle" draw:enhanced-path="M 0 0 L 21600 0 21600 21600 0 21600 0 0 Z N"/></draw:custom-shape><draw:custom-shape draw:style-name="gr26" draw:text-style-name="P40" svg:width="0.646cm" svg:height="0.648cm" svg:x="7.424cm" svg:y="0.482cm"><text:p/><draw:enhanced-geometry svg:viewBox="0 0 21600 21600" draw:type="rectangle" draw:enhanced-path="M 0 0 L 21600 0 21600 21600 0 21600 0 0 Z N"/></draw:custom-shape><draw:custom-shape draw:style-name="gr23" draw:text-style-name="P40" svg:width="0.646cm" svg:height="0.646cm" svg:x="7.424cm" svg:y="1.129cm"><text:p/><draw:enhanced-geometry svg:viewBox="0 0 21600 21600" draw:type="rectangle" draw:enhanced-path="M 0 0 L 21600 0 21600 21600 0 21600 0 0 Z N"/></draw:custom-shape><draw:custom-shape draw:style-name="gr25" draw:text-style-name="P40" svg:width="0.648cm" svg:height="0.648cm" svg:x="8.068cm" svg:y="0.482cm"><text:p/><draw:enhanced-geometry svg:viewBox="0 0 21600 21600" draw:type="rectangle" draw:enhanced-path="M 0 0 L 21600 0 21600 21600 0 21600 0 0 Z N"/></draw:custom-shape><draw:custom-shape draw:style-name="gr22" draw:text-style-name="P40" svg:width="0.648cm" svg:height="0.646cm" svg:x="8.068cm" svg:y="1.129cm"><text:p/><draw:enhanced-geometry svg:viewBox="0 0 21600 21600" draw:type="rectangle" draw:enhanced-path="M 0 0 L 21600 0 21600 21600 0 21600 0 0 Z N"/></draw:custom-shape></draw:g><text:span text:style-name="_5f_livret"><text:span text:style-name="T28">que je mange un tiers de la tablette et que je te donne la moitié du reste ? »</text:span></text:span><text:span text:style-name="_5f_livret"><text:span text:style-name="T24">.</text:span></text:span></text:p>
            </text:list-item>
          </text:list>
        </text:list-item>
      </text:list>
      <text:p text:style-name="P33"><text:span text:style-name="_5f_livret"><text:span text:style-name="T24"/></text:span></text:p>
      <text:p text:style-name="_5f_Paragraphe_20_livret_20_"><text:span text:style-name="_5f_livret"><text:span text:style-name="T37">Dans chaque cas, colorie le nombre de carreaux de chocolat donnés à Abel. </text:span></text:span></text:p>
      <text:p text:style-name="Standard"><text:span text:style-name="_5f_pointillés_20_gris"><text:span text:style-name="T25">Quel choix Abel doit faire pour avoir le plus de chocolat ?</text:span></text:span></text:p>
      <text:p text:style-name="P27"><text:span text:style-name="_5f_pointillés_20_gris"><text:span text:style-name="T31">……………………………………...………………………….</text:span></text:span></text:p>
      <text:p text:style-name="P27"><text:span text:style-name="_5f_pointillés_20_gris"><text:span text:style-name="T31">...……………………………………………………………….</text:span></text:span></text:p>
      <text:p text:style-name="P27"><text:span text:style-name="_5f_pointillés_20_gris"><text:span text:style-name="T36">……………………………………...………………………….</text:span></text:span></text:p>
      <text:p text:style-name="P27"><text:span text:style-name="_5f_pointillés_20_gris"><text:span text:style-name="T31">………………………………………………………………….</text:span></text:span></text:p>
      <text:list xml:id="list154607588101606" text:continue-numbering="true" text:style-name="_5f_Numérotation_20_des_20_exercices_20_livrets">
        <text:list-item>
          <text:p text:style-name="P36"><text:span text:style-name="_5f_pointillés_20_gris"><text:span text:style-name="T25">Bella a </text:span></text:span><text:span text:style-name="_5f_pointillés_20_gris"><text:span text:style-name="T27">cinq</text:span></text:span><text:span text:style-name="_5f_pointillés_20_gris"><text:span text:style-name="T25"> boîtes contenant chacune 8 caramels. Elle propose à Abel :</text:span></text:span><text:span text:style-name="_5f_pointillés_20_gris"><text:span text:style-name="T28">« </text:span></text:span><text:span text:style-name="_5f_pointillés_20_gris"><text:span text:style-name="T25">Préfères-tu :</text:span></text:span></text:p>
          <text:list>
            <text:list-item>
              <text:p text:style-name="P34"><text:span text:style-name="_5f_pointillés_20_gris"><text:span text:style-name="T25">que je te donne un dixième de tous mes caramels ?</text:span></text:span></text:p>
            </text:list-item>
            <text:list-item>
              <text:p text:style-name="P34"><text:span text:style-name="_5f_pointillés_20_gris"><text:span text:style-name="T25">que je te donne la moitié d'une boîte de caramels ?</text:span></text:span></text:p>
            </text:list-item>
            <text:list-item>
              <text:p text:style-name="P34"><text:span text:style-name="_5f_pointillés_20_gris"><text:span text:style-name="T25">que je mange deux caramels d'une boîte et que je te donne deux tiers de ceux qui restent dans cette boîte ?</text:span></text:span></text:p>
            </text:list-item>
            <text:list-item>
              <text:p text:style-name="P34"><text:span text:style-name="_5f_pointillés_20_gris"><text:span text:style-name="T25">que je mange </text:span></text:span><text:span text:style-name="_5f_pointillés_20_gris"><text:span text:style-name="T27">dix</text:span></text:span><text:span text:style-name="_5f_pointillés_20_gris"><text:span text:style-name="T25"> caramels et que je te donne un sixième de tous les</text:span></text:span><text:span text:style-name="_5f_pointillés_20_gris"><text:span text:style-name="T28"> </text:span></text:span><text:span text:style-name="_5f_pointillés_20_gris"><text:span text:style-name="T25">caramels qui restent ? »</text:span></text:span></text:p>
            </text:list-item>
          </text:list>
        </text:list-item>
      </text:list>
      <text:p text:style-name="_5f_Paragraphe_20_livret_20_"><text:span text:style-name="_5f_livret"><text:span text:style-name="T37">Quel choix Abel doit faire pour avoir le plus de caramels ?</text:span></text:span></text:p>
      <text:p text:style-name="P27"><text:span text:style-name="_5f_pointillés_20_gris"><text:span text:style-name="T31">…………………………………………………………………</text:span></text:span></text:p>
      <text:p text:style-name="P27"><text:span text:style-name="_5f_pointillés_20_gris"><text:span text:style-name="T31">…………………………………………………………………</text:span></text:span></text:p>
      <text:p text:style-name="P27"><text:span text:style-name="_5f_pointillés_20_gris"><text:span text:style-name="T31">…………………………………………………………………</text:span></text:span></text:p>
      <text:p text:style-name="P27"><text:span text:style-name="_5f_pointillés_20_gris"><text:span text:style-name="T31">…………………………………………………………………</text:span></text:span></text:p>
      <text:p text:style-name="P27"><text:span text:style-name="_5f_pointillés_20_gris"><text:span text:style-name="T31">…………………………………………………………………</text:span></text:span></text:p>
      <text:p text:style-name="P27"><text:span text:style-name="_5f_pointillés_20_gris"><text:span text:style-name="T31">…………………………………………………………………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SimSun" svg:font-family="SimSun" style:font-pitch="variable"/>
    <style:font-face style:name="Tahoma" svg:font-family="Tahoma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Bitstream Vera Sans6" svg:font-family="'Bitstream Vera Sans'" style:font-family-generic="swiss" style:font-pitch="variable"/>
    <style:font-face style:name="Bitstream Vera Sans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2" svg:font-family="'Bitstream Vera Sans'" style:font-adornments="Italique 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4" svg:font-family="'Bitstream Vera Sans'" style:font-adornments="Roman" style:font-family-generic="swiss" style:font-pitch="variable"/>
    <style:font-face style:name="Times New Roman3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7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StarSymbol1" svg:font-family="StarSymbol" style:font-family-generic="system" style:font-pitch="variable"/>
    <style:font-face style:name="Tahoma2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4F439745515D277C.png" xlink:type="simple" xlink:show="embed" xlink:actuate="onLoad"/>
    <draw:fill-image draw:name="Bitmap_20_2" draw:display-name="Bitmap 2" xlink:href="Pictures/1000000000000462000000584F439745515D277C.png" xlink:type="simple" xlink:show="embed" xlink:actuate="onLoad"/>
    <draw:fill-image draw:name="Bitmap_20_3" draw:display-name="Bitmap 3" xlink:href="Pictures/1000020100000A26000000EC2D54EC42112EA04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8358BC09E866CC53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678C7EBED077601A.png" xlink:type="simple" xlink:show="embed" xlink:actuate="onLoad"/>
    <draw:fill-image draw:name="Marble" xlink:href="Pictures/100000000000005E0000005EACD32FBA6E785776.png" xlink:type="simple" xlink:show="embed" xlink:actuate="onLoad"/>
    <draw:opacity draw:name="Transparency_20_3" draw:display-name="Transparency 3" draw:style="linear" draw:start="35%" draw:end="0%" draw:angle="90deg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4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4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4" fo:font-family="'Bitstream Vera Sans'" style:font-style-name="Roman" style:font-family-generic="swiss" style:font-pitch="variable" fo:font-size="10pt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5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_5f_Titre_20_d_27_exercices_20_livret_20_avec_20_num_20_exo" style:display-name="_Titre d'exercices livret avec num exo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 style:writing-mode="lr-tb">
        <style:tab-stops/>
      </style:paragraph-properties>
      <style:text-properties fo:color="#b38d19" loext:opacity="100%" style:font-name="Bitstream Vera Sans1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_20_avec_20_num_20_exo" style:display-name="_Titre d'exercices livret sans titre avec num exo" style:family="paragraph" style:parent-style-name="Standard" style:next-style-name="_5f_Paragraphe_20_livret_20_" style:list-style-name="_5f_Numérotation_20_des_20_exercices_20_livrets">
      <style:paragraph-properties fo:margin-top="0.199cm" fo:margin-bottom="0.199cm" style:contextual-spacing="false"/>
      <style:text-properties fo:color="#000000" loext:opacity="100%" fo:font-style="normal" fo:font-weight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4" fo:font-family="'Bitstream Vera Sans'" style:font-style-name="Roman" style:font-family-generic="swiss" style:font-pitch="variable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Paragraphe_20_énoncé_20_après_20_numéro_20_question" style:display-name="_Paragraphe énoncé après numéro question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margin-left="3.099cm" fo:margin-right="0cm" fo:text-align="center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20_réponse_20_élève_20_livret" style:display-name="_paragraphe réponse élève livret" style:family="paragraph" style:parent-style-name="_5f_Titre_20_d_27_exercices_20_livret_20_avec_20_num_20_exo" style:master-page-name="">
      <style:paragraph-properties fo:margin-top="0cm" fo:margin-bottom="0cm" style:contextual-spacing="false" style:line-height-at-least="0.6cm" style:page-number="auto"/>
      <style:text-properties style:use-window-font-color="true" loext:opacity="0%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style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Header_20_page_20_impaire_20__28_D_29_" style:display-name="_Header page impaire (D)" style:family="paragraph" style:parent-style-name="Header">
      <style:paragraph-properties fo:text-align="center" style:justify-single-word="false"/>
      <style:text-properties fo:font-variant="small-caps" fo:color="#d7e12c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808080" loext:opacity="100%" style:font-name="Bitstream Vera Sans6" fo:font-family="'Bitstream Vera Sans'" style:font-family-generic="swiss" style:font-pitch="variable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propriete" style:family="paragraph" style:parent-style-name="Standard" style:master-page-name="">
      <loext:graphic-properties draw:fill="solid" draw:fill-color="#ffcccc" draw:opacity="100%"/>
      <style:paragraph-properties fo:keep-together="always" fo:orphans="0" fo:widows="0" style:page-number="auto" fo:background-color="#ffcccc" fo:padding="0.049cm" fo:border="0.06pt solid #000000" style:shadow="#808080 0.18cm 0.18cm"/>
      <style:text-properties style:font-name="Bitstream Vera Sans4" fo:font-family="'Bitstream Vera Sans'" style:font-style-name="Roman" style:font-family-generic="swiss" style:font-pitch="variable" style:font-size-asian="10.5pt"/>
    </style:style>
    <style:style style:name="definition" style:family="paragraph" style:parent-style-name="Text_20_body">
      <loext:graphic-properties draw:fill="solid" draw:fill-color="#ccffcc" draw:opacity="100%"/>
      <style:paragraph-properties fo:background-color="#ccffcc" fo:padding="0.049cm" fo:border="0.06pt solid #000000" style:shadow="#808080 0.18cm 0.18cm"/>
      <style:text-properties officeooo:rsid="00504fa6"/>
    </style:style>
    <style:style style:name="ATALANTE" style:family="paragraph" style:parent-style-name="Text_20_body">
      <style:text-properties style:font-name="Atalante" fo:font-family="Atalante" style:font-pitch="variable" officeooo:rsid="0130c683"/>
    </style:style>
    <style:style style:name="Math" style:family="paragraph" style:parent-style-name="Text_20_body">
      <style:text-properties style:font-name="Times New Roman2" fo:font-family="'Times New Roman'" style:font-style-name="Italique" style:font-family-generic="roman" style:font-pitch="variable" fo:font-size="12pt" fo:font-style="italic" officeooo:rsid="004690f1" style:font-size-asian="10.5pt"/>
    </style:style>
    <style:style style:name="SetesterTexte" style:family="paragraph" style:parent-style-name="Text_20_body">
      <style:paragraph-properties style:border-line-width-left="0.026cm 0.026cm 0.229cm" fo:padding="0.049cm" fo:border-left="7.99pt double #db2d67" fo:border-right="none" fo:border-top="none" fo:border-bottom="none"/>
    </style:style>
    <style:style style:name="CoursTexte" style:family="paragraph" style:parent-style-name="Text_20_body" style:master-page-name="">
      <style:paragraph-properties fo:margin-top="0cm" fo:margin-bottom="0cm" style:contextual-spacing="false" fo:line-height="100%" style:page-number="auto" fo:padding="0.049cm" fo:border-left="4.99pt solid #108ac0" fo:border-right="none" fo:border-top="none" fo:border-bottom="none"/>
    </style:style>
    <style:style style:name="ActiviteTexte" style:family="paragraph" style:parent-style-name="Text_20_body">
      <style:paragraph-properties fo:padding="0.049cm" fo:border-left="4.99pt dotted #808080" fo:border-right="none" fo:border-top="none" fo:border-bottom="none"/>
    </style:style>
    <style:style style:name="Savoirtexte" style:family="paragraph" style:parent-style-name="Text_20_body">
      <style:paragraph-properties fo:padding="0.049cm" fo:border-left="7.99pt fine-dashed #000000" fo:border-right="none" fo:border-top="none" fo:border-bottom="none"/>
    </style:style>
    <style:style style:name="_5f_Consigne_20_d_27_exercice_20_livret" style:display-name="_Consigne d'exercice livret" style:family="paragraph" style:parent-style-name="_5f_Titre_20_d_27_exercices_20_livret_20_avec_20_num_20_exo">
      <style:text-properties style:use-window-font-color="true" loext:opacity="0%" fo:font-style="normal" fo:font-weight="normal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aphe_20_énoncé_20_après_20_numéro_20_question_20_abc" style:display-name="_Paragraphe énoncé après numéro question abc" style:family="paragraph" style:parent-style-name="_5f_Paragraphe_20_énoncé_20_après_20_numéro_20_question"/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1" fo:font-family="'Bitstream Vera Sans'" style:font-style-name="Oblique" style:font-family-generic="swiss" style:font-pitch="variable" fo:font-size="10pt" fo:font-style="normal" fo:font-weight="bold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d7e12c" loext:opacity="100%" style:font-name="Bitstream Vera Sans6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4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4" fo:font-family="'Bitstream Vera Sans'" style:font-style-name="Roman" style:font-family-generic="swiss" style:font-pitch="variable" fo:font-size="10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4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4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2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Bitstream Vera Sans3" fo:font-family="'Bitstream Vera Sans'" style:font-family-generic="roman" style:font-pitch="variable" fo:font-size="10pt" fo:language="fr" fo:country="FR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_5f_Paragraphe_20_livret" style:display-name="_Paragraphe livret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justify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3" fo:font-family="'Bitstream Vera Sans'" style:font-family-generic="roman" style:font-pitch="variable" fo:font-size="10pt" fo:language="fr" fo:country="FR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2d_Titre_20_d_27_activités" style:display-name="-Titre d'activités" style:family="paragraph" style:parent-style-name="Standard">
      <loext:graphic-properties draw:fill="none" draw:fill-color="#99ccff"/>
      <style:paragraph-properties fo:margin-left="-1.499cm" fo:margin-right="0cm" fo:margin-top="1.499cm" fo:margin-bottom="0.4cm" style:contextual-spacing="false" fo:text-indent="0cm" style:auto-text-indent="false" fo:background-color="transparent">
        <style:tab-stops/>
      </style:paragraph-properties>
      <style:text-properties fo:color="#a43486" loext:opacity="100%" style:font-name="Bitstream Vera Sans5" fo:font-family="'Bitstream Vera Sans'" style:font-style-name="Gras" style:font-family-generic="swiss" style:font-pitch="variable" fo:font-size="13pt" fo:font-weight="bold"/>
    </style:style>
    <style:style style:name="_5f_Paragraphe_20_d_27_activités" style:display-name="_Paragraphe d'activités" style:family="paragraph" style:parent-style-name="_2d_Titre_20_d_27_activités">
      <loext:graphic-properties draw:fill="none" draw:fill-color="#99ccff"/>
      <style:paragraph-properties fo:margin-left="0cm" fo:margin-right="0cm" fo:margin-top="0.3cm" fo:margin-bottom="0.199cm" style:contextual-spacing="false" fo:text-align="justify" style:justify-single-word="false" fo:text-indent="0cm" style:auto-text-indent="false" fo:background-color="transparent" fo:padding="0cm" fo:border="none">
        <style:tab-stops/>
      </style:paragraph-properties>
      <style:text-properties fo:color="#000000" loext:opacity="100%" fo:font-size="9pt" fo:font-weight="normal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>
      <style:text-properties fo:color="#b3b3b3" loext:opacity="100%" style:font-name="Bitstream Vera Sans1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6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_5f_Numéros_20_exercices_20_livret" style:display-name="_Numéros exercices livret" style:family="text">
      <style:text-properties fo:color="#ffffff" loext:opacity="100%" style:font-name="Bitstream Vera Sans5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_5f_livret" style:display-name="_livret" style:family="text">
      <style:text-properties style:font-name="Bitstream Vera Sans1" fo:font-family="'Bitstream Vera Sans'" style:font-style-name="Oblique" style:font-family-generic="swiss" style:font-pitch="variable" fo:font-size="10pt" fo:font-style="normal"/>
    </style:style>
    <style:style style:name="_5f_livret_5f_Math_5f_droit" style:display-name="_livret_Math_droit" style:family="text" style:parent-style-name="_5f_livret">
      <style:text-properties style:font-name="Times New Roman1" fo:font-family="'Times New Roman'" style:font-style-name="Regular" style:font-family-generic="roman" style:font-pitch="variable" fo:font-size="11pt"/>
    </style:style>
    <style:style style:name="_5f_livret_5f_Math_5f_italique" style:display-name="_livret_Math_italique" style:family="text" style:parent-style-name="_5f_livret">
      <style:text-properties style:font-name="Times New Roman2" fo:font-family="'Times New Roman'" style:font-style-name="Italique" style:font-family-generic="roman" style:font-pitch="variable" fo:font-size="11pt" fo:font-style="italic"/>
    </style:style>
    <style:style style:name="Character_5f_20_5f_style" style:display-name="Character_20_style" style:family="text"/>
    <style:style style:name="Default_20_Paragraph_20_Font" style:display-name="Default Paragraph Font" style:family="text">
      <style:text-properties style:font-name="Bitstream Vera Sans4" fo:font-family="'Bitstream Vera Sans'" style:font-style-name="Roman" style:font-family-generic="swiss" style:font-pitch="variable" fo:font-size="11pt" style:font-size-asian="10.5pt"/>
    </style:style>
    <style:style style:name="_5f_Numéros_20_second_20_de_20_s_27_entraîner_20_et_20_approfondir" style:display-name="_Numéros second de s'entraîner et approfondir" style:family="text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>
      <style:text-properties fo:color="#ffffff" loext:opacity="100%" fo:background-color="#e32c1a" loext:shadow="none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corps" style:family="text">
      <style:text-properties style:font-name="Bitstream Vera Sans4" fo:font-family="'Bitstream Vera Sans'" style:font-style-name="Roman" style:font-family-generic="swiss" style:font-pitch="variable" fo:font-size="11pt"/>
    </style:style>
    <style:style style:name="_5f_numéros" style:display-name="_numéros" style:family="text" style:parent-style-name="corps">
      <style:text-properties fo:color="#ffffff" loext:opacity="100%" style:font-name="Bitstream Vera Sans4" fo:font-family="'Bitstream Vera Sans'" style:font-style-name="Roman" style:font-family-generic="swiss" style:font-pitch="variable" fo:font-size="11pt" fo:font-weight="bold" fo:background-color="#000000"/>
    </style:style>
    <style:style style:name="_5f_correction" style:display-name="_correction" style:family="text" loext:hidden="true" style:hidden="true">
      <style:text-properties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Bold_5f_niv1" style:display-name="Bold_niv1" style:family="text">
      <style:text-properties fo:color="#e8c32a" loext:opacity="100%" style:font-name="Bitstream Vera Sans4" fo:font-family="'Bitstream Vera Sans'" style:font-style-name="Roman" style:font-family-generic="swiss" style:font-pitch="variable" fo:font-size="10pt" fo:font-weight="bold" style:font-size-asian="10.5pt"/>
    </style:style>
    <style:style style:name="ListLabel_20_10" style:display-name="ListLabel 10" style:family="text">
      <style:text-properties fo:color="#ffffff" loext:opacity="100%" style:font-name="Bitstream Vera Sans3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1" style:display-name="ListLabel 11" style:family="text">
      <style:text-properties fo:color="#ffffff" loext:opacity="100%" style:font-name="Bitstream Vera Sans3" fo:font-family="'Bitstream Vera Sans'" style:font-family-generic="roman" style:font-pitch="variable" fo:font-size="10.5pt" fo:font-weight="bold" fo:background-color="#d3802b" style:font-size-asian="10.5pt" style:font-weight-asian="bold"/>
    </style:style>
    <style:style style:name="ListLabel_20_12" style:display-name="ListLabel 12" style:family="text">
      <style:text-properties fo:color="#ffffff" loext:opacity="100%" style:font-name="Bitstream Vera Sans3" fo:font-family="'Bitstream Vera Sans'" style:font-family-generic="roman" style:font-pitch="variable" fo:font-size="10.5pt" fo:font-weight="bold" fo:background-color="#c74028" style:font-size-asian="10.5pt" style:font-weight-asian="bold"/>
    </style:style>
    <style:style style:name="ListLabel_20_13" style:display-name="ListLabel 13" style:family="text">
      <style:text-properties fo:color="#ffffff" loext:opacity="100%" style:font-name="Bitstream Vera Sans3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4" style:display-name="ListLabel 14" style:family="text">
      <style:text-properties fo:color="#ffffff" loext:opacity="100%" style:font-name="Bitstream Vera Sans3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5" style:display-name="ListLabel 15" style:family="text">
      <style:text-properties fo:color="#ffffff" loext:opacity="100%" style:font-name="Bitstream Vera Sans3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6" style:display-name="ListLabel 16" style:family="text">
      <style:text-properties fo:color="#ffffff" loext:opacity="100%" style:font-name="Bitstream Vera Sans3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7" style:display-name="ListLabel 17" style:family="text">
      <style:text-properties fo:color="#ffffff" loext:opacity="100%" style:font-name="Bitstream Vera Sans3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8" style:display-name="ListLabel 18" style:family="text">
      <style:text-properties fo:color="#ffffff" loext:opacity="100%" style:font-name="Bitstream Vera Sans3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46" style:display-name="ListLabel 4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7" style:display-name="ListLabel 4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8" style:display-name="ListLabel 4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9" style:display-name="ListLabel 4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0" style:display-name="ListLabel 50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1" style:display-name="ListLabel 51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2" style:display-name="ListLabel 5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3" style:display-name="ListLabel 5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4" style:display-name="ListLabel 5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6" style:display-name="ListLabel 56" style:family="text">
      <style:text-properties fo:color="#000000" loext:opacity="100%" fo:font-size="12pt" fo:font-style="italic" style:font-size-asian="12pt" style:font-style-asian="italic"/>
    </style:style>
    <style:style style:name="livret" style:family="text">
      <style:text-properties fo:color="#000000" loext:opacity="100%" style:font-name="Bitstream Vera Sans4" fo:font-family="'Bitstream Vera Sans'" style:font-style-name="Roman" style:font-family-generic="swiss" style:font-pitch="variable" fo:font-size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lio" style:family="graphic" style:parent-style-name="Frame">
      <style:graphic-properties svg:width="0.34cm" fo:min-height="0.34cm" text:anchor-type="paragraph" svg:x="15.901cm" svg:y="23.58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draw:opacity="0%" fo:padding="0cm" fo:border="none" style:shadow="none" draw:shadow-opacity="100%"/>
    </style:style>
    <style:style style:name="formule0" style:family="graphic" style:parent-style-name="Formula">
      <style:graphic-properties svg:width="0.691cm" svg:height="0.81cm" text:anchor-type="as-char" svg:x="0cm" svg:y="-0.513cm" fo:margin-left="0cm" fo:margin-right="0.101cm" style:vertical-pos="middle" style:vertical-rel="text" style:horizontal-pos="from-left" style:horizontal-rel="paragraph-content" fo:background-color="transparent" draw:fill="none" draw:fill-color="#729fcf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049cm"/>
        <style:text-properties fo:font-family="OpenSymbol" style:font-charset="x-symbol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fo:font-family="OpenSymbol" style:font-charset="x-symbol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fo:font-family="OpenSymbol" style:font-charset="x-symbol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fo:font-family="OpenSymbol" style:font-charset="x-symbol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fo:font-family="OpenSymbol" style:font-charset="x-symbol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fo:font-family="OpenSymbol" style:font-charset="x-symbol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fo:font-family="OpenSymbol" style:font-charset="x-symbol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fo:font-family="OpenSymbol" style:font-charset="x-symbol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fo:font-family="OpenSymbol" style:font-charset="x-symbol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e_5f_abc" style:display-name="liste_abc">
      <text:list-level-style-number text:level="1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_20_s_27_entraîner_20_et_20_approfondir" style:display-name="_Numérotation de s'entraîner et approfondir">
      <text:list-level-style-number text:level="1" text:style-name="Character_5f_20_5f_style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_20_bis" style:display-name="_Numérotation des exercices livrets bis">
      <text:list-level-style-number text:level="1" text:style-name="Character_5f_20_5f_style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WWNum9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" style:display-name="_numérotation">
      <text:list-level-style-number text:level="1" text:style-name="Character_5f_20_5f_style" style:num-prefix=" " style:num-suffix=" " style:num-format="1">
        <style:list-level-properties text:min-label-distance="0.25cm"/>
      </text:list-level-style-number>
      <text:list-level-style-number text:level="2" text:style-name="Character_5f_20_5f_style" style:num-suffix="." style:num-format="a">
        <style:list-level-properties text:min-label-distance="0.15cm"/>
      </text:list-level-style-number>
      <text:list-level-style-number text:level="3" text:style-name="Character_5f_20_5f_style" style:num-suffix="." style:num-format="a">
        <style:list-level-properties text:space-before="1cm" text:min-label-distance="0.199cm"/>
      </text:list-level-style-number>
      <text:list-level-style-number text:level="4" text:style-name="Character_5f_20_5f_style" style:num-suffix="." style:num-format="a">
        <style:list-level-properties text:space-before="1.501cm" text:min-label-distance="0.199cm"/>
      </text:list-level-style-number>
      <text:list-level-style-number text:level="5" text:style-name="Character_5f_20_5f_style" style:num-suffix="." style:num-format="a">
        <style:list-level-properties text:space-before="2cm" text:min-label-distance="0.199cm"/>
      </text:list-level-style-number>
      <text:list-level-style-number text:level="6" text:style-name="Character_5f_20_5f_style" style:num-suffix="." style:num-format="a">
        <style:list-level-properties text:space-before="2.501cm" text:min-label-distance="0.199cm"/>
      </text:list-level-style-number>
      <text:list-level-style-number text:level="7" text:style-name="Character_5f_20_5f_style" style:num-suffix="." style:num-format="a">
        <style:list-level-properties text:space-before="3cm" text:min-label-distance="0.199cm"/>
      </text:list-level-style-number>
      <text:list-level-style-number text:level="8" text:style-name="Character_5f_20_5f_style" style:num-suffix="." style:num-format="a">
        <style:list-level-properties text:space-before="3.501cm" text:min-label-distance="0.199cm"/>
      </text:list-level-style-number>
      <text:list-level-style-number text:level="9" text:style-name="Character_5f_20_5f_style" style:num-suffix="." style:num-format="a">
        <style:list-level-properties text:space-before="4.001cm" text:min-label-distance="0.199cm"/>
      </text:list-level-style-number>
      <text:list-level-style-number text:level="10" text:style-name="Character_5f_20_5f_style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text:bullet-char="•">
        <style:list-level-properties text:list-level-position-and-space-mode="label-alignment">
          <style:list-level-label-alignment text:label-followed-by="listtab" fo:text-indent="0.635cm"/>
        </style:list-level-properties>
        <style:text-properties fo:font-family="StarSymbol"/>
      </text:list-level-style-bullet>
      <text:list-level-style-bullet text:level="2" text:style-name="ListLabel_20_47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48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49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50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5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52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53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54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2969*"/>
    </style:style>
    <style:style style:name="Tableau5.A1" style:family="table-cell">
      <style:table-cell-properties style:vertical-align="middle" fo:padding="0cm" fo:border="none"/>
    </style:style>
    <style:style style:name="Tableau5.B1.1" style:family="table-column">
      <style:table-column-properties style:rel-column-width="40950*"/>
    </style:style>
    <style:style style:name="Tableau5.B1.2" style:family="table-column">
      <style:table-column-properties style:rel-column-width="2019*"/>
    </style:style>
    <style:style style:name="Tableau5.B1.1" style:family="table-row">
      <style:table-row-properties style:min-row-height="1.109cm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2969*"/>
    </style:style>
    <style:style style:name="Tableau7.A1" style:family="table-cell">
      <style:table-cell-properties style:vertical-align="middle" fo:padding="0cm" fo:border="none"/>
    </style:style>
    <style:style style:name="Tableau7.B1.1" style:family="table-column">
      <style:table-column-properties style:rel-column-width="40950*"/>
    </style:style>
    <style:style style:name="Tableau7.B1.2" style:family="table-column">
      <style:table-column-properties style:rel-column-width="2019*"/>
    </style:style>
    <style:style style:name="Tableau7.B1.1" style:family="table-row">
      <style:table-row-properties style:min-row-height="1.109cm"/>
    </style:style>
    <style:style style:name="MP1" style:family="paragraph" style:parent-style-name="Header">
      <style:text-properties officeooo:rsid="001ec9c5" officeooo:paragraph-rsid="001ec9c5"/>
    </style:style>
    <style:style style:name="MP2" style:family="paragraph" style:parent-style-name="Header">
      <style:text-properties officeooo:rsid="00246d68" officeooo:paragraph-rsid="00246d68"/>
    </style:style>
    <style:style style:name="MP3" style:family="paragraph" style:parent-style-name="Footer">
      <style:paragraph-properties fo:margin-left="1cm" fo:margin-right="1.101cm" fo:text-align="start" style:justify-single-word="false" fo:text-indent="0cm" style:auto-text-indent="false"/>
      <style:text-properties fo:font-variant="small-caps" fo:color="#003281" loext:opacity="100%" style:font-name="Bitstream Vera Sans6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4" style:family="paragraph" style:parent-style-name="Footer">
      <style:paragraph-properties fo:margin-left="1cm" fo:margin-right="1cm" fo:text-align="end" style:justify-single-word="false" fo:text-indent="0cm" style:auto-text-indent="false"/>
      <style:text-properties fo:font-variant="small-caps" fo:color="#003281" loext:opacity="100%" style:font-name="Bitstream Vera Sans6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5" style:family="paragraph">
      <loext:graphic-properties draw:fill="solid" draw:fill-color="#7fb241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6" fo:font-size="16pt" fo:font-weight="bold" style:font-size-asian="16pt" style:font-weight-asian="bold" style:font-size-complex="16pt" style:font-weight-complex="bold"/>
    </style:style>
    <style:style style:name="MP8" style:family="paragraph">
      <loext:graphic-properties draw:fill-color="#2a6099"/>
      <style:paragraph-properties fo:text-align="center"/>
    </style:style>
    <style:style style:name="MP9" style:family="paragraph" style:parent-style-name="_5f_Footer_20_page_20_paire_20__28_G_29_">
      <style:text-properties officeooo:paragraph-rsid="02cdb06c"/>
    </style:style>
    <style:style style:name="MP10" style:family="paragraph" style:parent-style-name="_5f_Header_20_page_20_paire_20__28_G_29_">
      <style:paragraph-properties fo:text-align="start" style:justify-single-word="false"/>
      <style:text-properties officeooo:paragraph-rsid="00248e62"/>
    </style:style>
    <style:style style:name="MP11" style:family="paragraph">
      <loext:graphic-properties draw:fill="solid" draw:fill-color="#d7e12c"/>
    </style:style>
    <style:style style:name="MP12" style:family="paragraph" style:parent-style-name="_5f_Footer_20_page_20_paire_20__28_G_29_">
      <style:paragraph-properties fo:text-align="center" style:justify-single-word="false"/>
      <style:text-properties officeooo:paragraph-rsid="00375438"/>
    </style:style>
    <style:style style:name="MP13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0248e62" officeooo:paragraph-rsid="02767d15"/>
    </style:style>
    <style:style style:name="MP14" style:family="paragraph" style:parent-style-name="_5f_Footer_20_page_20_paire_20__28_G_29_">
      <style:paragraph-properties fo:text-align="center" style:justify-single-word="false"/>
      <style:text-properties officeooo:paragraph-rsid="0274790a"/>
    </style:style>
    <style:style style:name="MP1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6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6" style:family="paragraph" style:parent-style-name="Header">
      <style:text-properties fo:font-size="3pt" style:font-size-asian="4pt" style:font-size-complex="4pt"/>
    </style:style>
    <style:style style:name="MP17" style:family="paragraph" style:parent-style-name="Header">
      <style:paragraph-properties fo:margin-left="6.399cm" fo:margin-right="0cm" fo:text-indent="0cm" style:auto-text-indent="false"/>
      <style:text-properties style:font-name="Bitstream Vera Sans6" fo:font-size="13pt" fo:font-weight="bold" style:font-size-asian="13pt" style:font-weight-asian="bold" style:font-size-complex="13pt" style:font-weight-complex="bold"/>
    </style:style>
    <style:style style:name="MP18" style:family="paragraph" style:parent-style-name="Header">
      <style:paragraph-properties fo:margin-left="7.001cm" fo:margin-right="0cm" fo:text-indent="0cm" style:auto-text-indent="false"/>
      <style:text-properties style:font-name="Bitstream Vera Sans6" fo:font-size="11pt" fo:font-weight="normal" style:font-size-asian="11pt" style:font-weight-asian="normal" style:font-size-complex="11pt" style:font-weight-complex="normal"/>
    </style:style>
    <style:style style:name="MP19" style:family="paragraph" style:parent-style-name="_5f_Header_20_page_20_paire_20__28_G_29_">
      <style:paragraph-properties fo:text-align="start" style:justify-single-word="false"/>
      <style:text-properties officeooo:paragraph-rsid="0289fb01"/>
    </style:style>
    <style:style style:name="MP20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3" style:family="paragraph" style:parent-style-name="Footer">
      <style:text-properties fo:text-transform="uppercase" fo:color="#808080" loext:opacity="100%" style:font-name="Bitstream Vera Sans4" fo:font-size="9pt" officeooo:rsid="0289fb01" officeooo:paragraph-rsid="0289fb01" fo:background-color="transparent"/>
    </style:style>
    <style:style style:name="MP2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25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26" style:family="paragraph" style:parent-style-name="Header">
      <style:text-properties fo:font-size="14pt" style:font-size-asian="14pt" style:font-size-complex="14pt"/>
    </style:style>
    <style:style style:name="MP27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28" style:family="paragraph" style:parent-style-name="Standard">
      <style:text-properties fo:font-size="6pt" style:font-size-asian="6pt" style:font-size-complex="6pt"/>
    </style:style>
    <style:style style:name="MP29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30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" fo:font-size="11pt" fo:font-style="italic" fo:text-shadow="1pt 1pt" fo:font-weight="bold"/>
    </style:style>
    <style:style style:name="MP3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6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32" style:family="paragraph" style:parent-style-name="_5f_Titre_20_d_27_exercices_20_livret" style:list-style-name="_5f_Numérotation_20_des_20_exercices_20_livrets"/>
    <style:style style:name="MP33" style:family="paragraph" style:parent-style-name="Footer">
      <style:text-properties officeooo:rsid="00178920" officeooo:paragraph-rsid="00178920"/>
    </style:style>
    <style:style style:name="MP34" style:family="paragraph" style:parent-style-name="Footer">
      <style:text-properties officeooo:paragraph-rsid="00c384cf"/>
    </style:style>
    <style:style style:name="MP3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6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6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3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8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T1" style:family="text">
      <style:text-properties officeooo:rsid="00216d78"/>
    </style:style>
    <style:style style:name="MT2" style:family="text">
      <style:text-properties fo:color="#ffffff" loext:opacity="100%" style:font-name="Bitstream Vera Sans6" fo:font-size="16pt" fo:font-weight="bold" style:font-size-asian="16pt" style:font-weight-asian="bold" style:font-size-complex="16pt" style:font-weight-complex="bold"/>
    </style:style>
    <style:style style:name="MT3" style:family="text">
      <style:text-properties fo:font-variant="small-caps" fo:color="#d7e12c" loext:opacity="100%" style:font-name="Bitstream Vera Sans" fo:font-size="16pt" fo:font-style="normal" fo:text-shadow="none" fo:font-weight="bold" officeooo:rsid="0274790a"/>
    </style:style>
    <style:style style:name="MT4" style:family="text">
      <style:text-properties fo:font-variant="small-caps" fo:color="#d7e12c" loext:opacity="100%" style:font-name="Bitstream Vera Sans" fo:font-size="16pt" fo:font-style="normal" fo:text-shadow="none" fo:font-weight="bold" officeooo:rsid="00248e62"/>
    </style:style>
    <style:style style:name="MT5" style:family="text">
      <style:text-properties fo:font-variant="small-caps" fo:color="#d7e12c" loext:opacity="100%" style:font-name="Bitstream Vera Sans" fo:font-size="16pt" fo:font-style="normal" fo:text-shadow="none" fo:font-weight="bold" officeooo:rsid="02767d15"/>
    </style:style>
    <style:style style:name="MT6" style:family="text">
      <style:text-properties fo:font-variant="small-caps" fo:color="#808080" loext:opacity="100%" style:font-name="Bitstream Vera Sans4" fo:font-size="11pt" fo:font-style="normal" fo:font-weight="bold" officeooo:rsid="0274790a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7" style:family="text">
      <style:text-properties fo:font-variant="small-caps" fo:color="#808080" loext:opacity="100%" style:font-name="Bitstream Vera Sans4" fo:font-size="11pt" fo:font-style="normal" fo:font-weight="bold" officeooo:rsid="00375438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8" style:family="text">
      <style:text-properties fo:font-variant="small-caps" fo:color="#808080" loext:opacity="100%" style:font-name="Bitstream Vera Sans4" fo:font-size="11pt" fo:font-style="normal" fo:font-weight="bold" officeooo:rsid="02767d15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9" style:family="text">
      <style:text-properties officeooo:rsid="0274790a"/>
    </style:style>
    <style:style style:name="MT10" style:family="text">
      <style:text-properties officeooo:rsid="02767d15"/>
    </style:style>
    <style:style style:name="MT11" style:family="text">
      <style:text-properties fo:font-size="12pt" style:font-size-asian="12pt" style:font-size-complex="12pt"/>
    </style:style>
    <style:style style:name="MT12" style:family="text">
      <style:text-properties fo:font-variant="small-caps" fo:font-size="15pt" style:font-size-asian="15pt" style:font-size-complex="15pt"/>
    </style:style>
    <style:style style:name="MT13" style:family="text">
      <style:text-properties officeooo:rsid="0160d7ef"/>
    </style:style>
    <style:style style:name="MT14" style:family="text">
      <style:text-properties style:use-window-font-color="true" loext:opacity="0%" style:font-name="Bitstream Vera Sans6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15" style:family="text">
      <style:text-properties fo:font-variant="normal" fo:text-transform="none" fo:color="#000000" loext:opacity="100%" style:font-name="Bitstream Vera Sans6" fo:background-color="transparent" loext:char-shading-value="0"/>
    </style:style>
    <style:style style:name="MT16" style:family="text">
      <style:text-properties fo:font-variant="small-caps" fo:color="#d7e12c" loext:opacity="100%" style:font-name="Bitstream Vera Sans6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17" style:family="text">
      <style:text-properties fo:text-transform="uppercase" fo:color="#808080" loext:opacity="100%" style:font-name="Bitstream Vera Sans4" fo:font-size="9pt" officeooo:rsid="015f088a" fo:background-color="transparent" loext:char-shading-value="0"/>
    </style:style>
    <style:style style:name="MT18" style:family="text">
      <style:text-properties fo:text-transform="uppercase" fo:color="#808080" loext:opacity="100%" style:font-name="Bitstream Vera Sans4" fo:font-size="9pt" officeooo:rsid="00d8520c" fo:background-color="transparent" loext:char-shading-value="0"/>
    </style:style>
    <style:style style:name="MT19" style:family="text">
      <style:text-properties fo:font-variant="small-caps" officeooo:rsid="00990660"/>
    </style:style>
    <style:style style:name="MT20" style:family="text">
      <style:text-properties fo:font-variant="small-caps" officeooo:rsid="0054f64f"/>
    </style:style>
    <style:style style:name="MT21" style:family="text">
      <style:text-properties fo:font-variant="small-caps" officeooo:rsid="00b5d2d1"/>
    </style:style>
    <style:style style:name="MT22" style:family="text">
      <style:text-properties fo:font-variant="small-caps" officeooo:rsid="00b6801f"/>
    </style:style>
    <style:style style:name="MT23" style:family="text">
      <style:text-properties officeooo:rsid="002925a2"/>
    </style:style>
    <style:style style:name="MT24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11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1cm" fo:page-height="28.6cm" style:num-format="1" style:print-orientation="portrait" fo:margin-top="0.3cm" fo:margin-bottom="0.3cm" fo:margin-left="1.799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cm" fo:margin-bottom="1.499cm" style:dynamic-spacing="false"/>
      </style:header-style>
      <style:footer-style>
        <style:header-footer-properties svg:height="1.499cm" fo:margin-left="0cm" fo:margin-right="0cm" fo:margin-top="0.499cm" style:dynamic-spacing="false"/>
      </style:footer-style>
    </style:page-layout>
    <style:page-layout style:name="Mpm11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4F439745515D277C.png" xlink:type="simple" xlink:actuate="onLoad" style:repeat="stretch"/>
        </style:header-footer-properties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  <style:style style:name="Mdp2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5f_pages_20_de_20_s_27_entraîner" style:display-name="_pages de s'entraîner" style:page-layout-name="Mpm10">
      <style:header>
        <text:p text:style-name="MP1">B<text:span text:style-name="MT1">4</text:span> - exercices</text:p>
      </style:header>
      <style:header-left>
        <text:p text:style-name="MP2">B4 - exercices</text:p>
      </style:header-left>
      <style:footer>
        <text:p text:style-name="MP3"/>
      </style:footer>
      <style:footer-left>
        <text:p text:style-name="MP4">Chapitre B3 – Nombres Relatifs</text:p>
      </style:footer-left>
    </style:master-page>
    <style:master-page style:name="_5f_Fiche_20_éditeur_20__28_une_20_colonne_29__20_impaire_20__28_D_29_" style:display-name="_Fiche éditeur (une colonne) impaire (D)" style:page-layout-name="Mpm11">
      <style:header>
        <text:p text:style-name="_5f_Header_20_page_20_impaire_20__28_D_29_"><draw:path text:anchor-type="paragraph" draw:z-index="7" draw:name="Shape1_5" draw:style-name="Mgr1" draw:text-style-name="MP5" svg:width="4.329cm" svg:height="2.24cm" svg:x="-2.799cm" svg:y="-0.8cm" svg:viewBox="0 0 4330 2241" svg:d="M0 2241l3984-288c209-15 363-168 345-342l-170-1611h-4159z"><text:p/></draw:path><draw:frame text:anchor-type="paragraph" draw:z-index="8" draw:name="Shape2_2" draw:style-name="Mgr2" draw:text-style-name="MP7" svg:width="2.435cm" svg:height="0.839cm" draw:transform="rotate (0.0877900613753148) translate (-0.34925cm 0.506236111111111cm)"><draw:text-box><text:p text:style-name="MP6"><text:span text:style-name="MT2">Série 1</text:span></text:p></draw:text-box></draw:frame><draw:line text:anchor-type="paragraph" draw:z-index="11" draw:name="Shape3_2" draw:style-name="Mgr3" draw:text-style-name="MP8" svg:x1="16.572cm" svg:y1="0.36cm" svg:x2="20.495cm" svg:y2="0.344cm"><text:p/></draw:line>Angles : Comprendre la notion d’angle </text:p>
      </style:header>
      <style:footer>
        <text:h text:style-name="MP9" text:outline-level="1">Angles : Comprendre la notion d’angle</text:h>
      </style:footer>
    </style:master-page>
    <style:master-page style:name="_5f_Fiche_20_éditeur_20__28_une_20_colonne_29__20_paire_20__28_G_29_" style:display-name="_Fiche éditeur (une colonne) paire (G)" style:page-layout-name="Mpm12" style:next-style-name="_5f_Fiche_20_éditeur_20__28_une_20_colonne_29__20_impaire_20__28_D_29_">
      <style:header>
        <text:p text:style-name="_5f_Header_20_page_20_paire_20__28_G_29_"><draw:path text:anchor-type="paragraph" draw:z-index="4" draw:name="Shape1_1" draw:style-name="Mgr1" draw:text-style-name="MP5" svg:width="4.329cm" svg:height="2.24cm" svg:x="-1.499cm" svg:y="-1.198cm" svg:viewBox="0 0 4330 2241" svg:d="M0 2241l3984-288c209-15 363-168 345-342l-170-1611h-4159z"><text:p/></draw:path><draw:frame text:anchor-type="paragraph" draw:z-index="5" draw:name="Shape2_3" draw:style-name="Mgr4" draw:text-style-name="MP7" svg:width="3.857cm" svg:height="0.798cm" draw:transform="rotate (0.0872664625997165) translate (-1.18004166666667cm 0.647347222222222cm)"><draw:text-box><text:p text:style-name="MP6"><text:span text:style-name="MT2">Série 1</text:span></text:p></draw:text-box></draw:frame><draw:line text:anchor-type="paragraph" draw:z-index="6" draw:name="Shape3_3" draw:style-name="Mgr3" draw:text-style-name="MP8" svg:x1="16.572cm" svg:y1="0.36cm" svg:x2="20.495cm" svg:y2="0.344cm"><text:p/></draw:line>Angles : Comprendre la notion d’angle</text:p>
      </style:header>
      <style:footer>
        <text:h text:style-name="_5f_Footer_20_page_20_paire_20__28_G_29_" text:outline-level="1">Angles : Comprendre la notion d’angle</text:h>
      </style:footer>
    </style:master-page>
    <style:master-page style:name="_5f_Fiche_20_éditeur_20_page_20_paire_20__28_G_29_" style:display-name="_Fiche éditeur page paire (G)" style:page-layout-name="Mpm13" style:next-style-name="_5f_Fiche_20_éditeur_20_page_20_impaire_20__28_D_29_">
      <style:header>
        <text:p text:style-name="MP10"><draw:path text:anchor-type="paragraph" draw:z-index="16" draw:name="Shape1_2" draw:style-name="Mgr5" draw:text-style-name="MP11" svg:width="4.329cm" svg:height="2.238cm" svg:x="-1.8cm" svg:y="-8.982cm" svg:viewBox="0 0 4330 2239" svg:d="M0 2239l3984-288c209-15 363-167 345-342l-170-1609h-4159z"><text:p/></draw:path><draw:line text:anchor-type="paragraph" draw:z-index="13" draw:name="Shape3" draw:style-name="Mgr6" draw:text-style-name="MP6" svg:x1="10.336cm" svg:y1="0.402cm" svg:x2="20.496cm" svg:y2="0.36cm"><text:p/></draw:line><text:span text:style-name="MT3">Fractions</text:span><text:span text:style-name="MT4"> : </text:span><text:span text:style-name="MT5">Problèmes</text:span><text:span text:style-name="MT4"> </text:span></text:p>
      </style:header>
      <style:footer>
        <text:h text:style-name="MP12" text:outline-level="1"><text:span text:style-name="MT6">Fractions</text:span><text:span text:style-name="MT7"> : </text:span><text:span text:style-name="MT8">Problèmes</text:span><text:span text:style-name="MT7"> </text:span></text:h>
      </style:footer>
    </style:master-page>
    <style:master-page style:name="_5f_Fiche_20_éditeur_20_page_20_impaire_20__28_D_29_" style:display-name="_Fiche éditeur page impaire (D)" style:page-layout-name="Mpm14" style:next-style-name="_5f_Fiche_20_éditeur_20_page_20_paire_20__28_G_29_">
      <style:header>
        <text:p text:style-name="MP13"><draw:path text:anchor-type="paragraph" draw:z-index="18" draw:name="Shape1_0" draw:style-name="Mgr5" draw:text-style-name="MP11" svg:width="4.329cm" svg:height="2.238cm" svg:x="-1.8cm" svg:y="-8.982cm" svg:viewBox="0 0 4330 2239" svg:d="M0 2239l3984-288c209-15 363-167 345-342l-170-1609h-4159z"><text:p/></draw:path><text:span text:style-name="MT9">Fractions</text:span> : <text:span text:style-name="MT10">Problèmes</text:span> </text:p>
      </style:header>
      <style:footer>
        <text:h text:style-name="MP14" text:outline-level="1"><text:span text:style-name="MT6">Fractions</text:span><text:span text:style-name="MT7"> : </text:span><text:span text:style-name="MT8">Problèmes</text:span><text:span text:style-name="MT7"> </text:span></text:h>
      </style:footer>
      <style:footer-left>
        <text:p text:style-name="MP15">Série 2 :<text:tab/> <text:s text:c="87"/>Chapitre G? : ...</text:p>
      </style:footer-left>
    </style:master-page>
    <style:master-page style:name="_5f_Fiche_20_format_20_Site" loext:hidden="true" style:hidden="true" style:display-name="_Fiche format Site" style:page-layout-name="Mpm15">
      <style:header>
        <text:p text:style-name="MP16"/>
        <text:p text:style-name="MP17"><text:span text:style-name="MT11">Chapitre N3 :</text:span> <text:span text:style-name="MT12">Nombres fractions</text:span></text:p>
        <text:p text:style-name="MP18">Série 2 : Fractions et partage <text:s text:c="75"/></text:p>
      </style:header>
    </style:master-page>
    <style:master-page style:name="SERIE_5f_G_5f_GAUCHE_5f_ET_5f_DROITE_5f_2COL" style:display-name="SERIE_G_GAUCHE_ET_DROITE_2COL" style:page-layout-name="Mpm16" draw:style-name="Mdp1">
      <style:header>
        <text:p text:style-name="MP19"><draw:path text:anchor-type="paragraph" draw:z-index="20" draw:name="Shape1_3" draw:style-name="Mgr5" draw:text-style-name="MP11" svg:width="4.329cm" svg:height="2.238cm" svg:x="-1.5cm" svg:y="-1.001cm" svg:viewBox="0 0 4330 2239" svg:d="M0 2239l3984-288c209-15 363-167 345-342l-170-1609h-4159z"><text:p/></draw:path><draw:line text:anchor-type="paragraph" draw:z-index="19" draw:name="Shape3_1" draw:style-name="Mgr6" draw:text-style-name="MP6" svg:x1="10.308cm" svg:y1="0.388cm" svg:x2="20.496cm" svg:y2="0.36cm"><text:p/></draw:line><text:span text:style-name="MT3">Fractions</text:span><text:span text:style-name="MT4"> : </text:span><text:span text:style-name="MT5">Problèmes</text:span><text:span text:style-name="MT4"> </text:span></text:p>
      </style:header>
      <style:footer>
        <text:p text:style-name="MP20"><draw:frame draw:style-name="Mfr1" draw:name="Frame7" text:anchor-type="paragraph" svg:y="-0.06cm" draw:z-index="12"><draw:text-box fo:min-height="0.499cm" fo:min-width="7.096cm"><draw:frame draw:style-name="Mfr2" draw:name="Frame8" text:anchor-type="frame" svg:x="0.45cm" svg:y="0.079cm" svg:width="0.817cm" draw:z-index="14"><draw:text-box fo:min-height="0.355cm"><text:p text:style-name="MP21"><draw:g text:anchor-type="paragraph" draw:z-index="17" draw:name="Shape4_5" draw:style-name="Mgr7"><draw:path draw:style-name="Mgr8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1</text:page-number></text:p></draw:text-box></draw:frame><text:p text:style-name="MP23"><text:span text:style-name="MT13">F</text:span>ractions : Problèmes</text:p></draw:text-box></draw:frame></text:p>
      </style:footer>
    </style:master-page>
    <style:master-page style:name="odile" style:page-layout-name="Mpm17" draw:style-name="Mdp2">
      <style:header>
        <table:table table:name="Tableau5" table:style-name="Tableau5">
          <table:table-column table:style-name="Tableau5.A"/>
          <table:table-column table:style-name="Tableau5.B"/>
          <table:table-header-rows>
            <table:table-row>
              <table:table-cell table:style-name="Tableau5.A1" office:value-type="string">
                <text:p text:style-name="Standard"><draw:g text:anchor-type="as-char" svg:y="0cm" draw:z-index="1" draw:name="Shape5" draw:style-name="Mgr9"><draw:ellipse draw:style-name="Mgr10" draw:text-style-name="MP24" svg:width="1.715cm" svg:height="1.784cm" svg:x="0cm" svg:y="0.004cm" draw:kind="arc" draw:start-angle="90.48" draw:end-angle="269.56"><text:p/></draw:ellipse><draw:line draw:style-name="Mgr10" draw:text-style-name="MP24" svg:x1="0.847cm" svg:y1="0.002cm" svg:x2="18.167cm" svg:y2="0.002cm"><text:p/></draw:line><draw:line draw:style-name="Mgr10" draw:text-style-name="MP24" svg:x1="0.847cm" svg:y1="1.782cm" svg:x2="18.158cm" svg:y2="1.782cm"><text:p/></draw:line><draw:ellipse draw:style-name="Mgr10" draw:text-style-name="MP24" svg:width="1.719cm" svg:height="1.782cm" svg:x="17.29cm" svg:y="0cm" draw:kind="arc" draw:start-angle="270.5" draw:end-angle="89.48"><text:p/></draw:ellipse><draw:frame draw:style-name="Mgr11" draw:text-style-name="MP25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5.B1.1"/>
                  <table:table-column table:style-name="Tableau5.B1.2"/>
                  <table:table-row table:style-name="Tableau5.B1.1">
                    <table:table-cell table:style-name="Tableau5.A1" office:value-type="string">
                      <text:p text:style-name="MP26">N1 : Priorités, distributivité</text:p>
                    </table:table-cell>
                    <table:table-cell table:style-name="Tableau5.A1" office:value-type="string">
                      <text:p text:style-name="MP26"/>
                    </table:table-cell>
                  </table:table-row>
                  <table:table-row>
                    <table:table-cell table:style-name="Tableau5.A1" office:value-type="string">
                      <text:p text:style-name="MP27">Série 1 : Priorités opératoires</text:p>
                    </table:table-cell>
                    <table:table-cell table:style-name="Tableau5.A1" office:value-type="string">
                      <text:p text:style-name="MP27"/>
                    </table:table-cell>
                  </table:table-row>
                </table:table>
              </table:table-cell>
            </table:table-row>
          </table:table-header-rows>
        </table:table>
        <text:p text:style-name="MP28"><text:span text:style-name="corps"><text:span text:style-name="MT14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header-rows>
            <table:table-row>
              <table:table-cell table:style-name="Tableau7.A1" office:value-type="string">
                <text:p text:style-name="Standard"><draw:g text:anchor-type="as-char" svg:y="0cm" draw:z-index="2" draw:name="Shape6" draw:style-name="Mgr9"><draw:ellipse draw:style-name="Mgr10" draw:text-style-name="MP24" svg:width="1.715cm" svg:height="1.784cm" svg:x="0cm" svg:y="0.004cm" draw:kind="arc" draw:start-angle="90.48" draw:end-angle="269.56"><text:p/></draw:ellipse><draw:line draw:style-name="Mgr10" draw:text-style-name="MP24" svg:x1="0.847cm" svg:y1="0.002cm" svg:x2="18.167cm" svg:y2="0.002cm"><text:p/></draw:line><draw:line draw:style-name="Mgr10" draw:text-style-name="MP24" svg:x1="0.847cm" svg:y1="1.782cm" svg:x2="18.158cm" svg:y2="1.782cm"><text:p/></draw:line><draw:ellipse draw:style-name="Mgr10" draw:text-style-name="MP24" svg:width="1.719cm" svg:height="1.782cm" svg:x="17.29cm" svg:y="0cm" draw:kind="arc" draw:start-angle="270.5" draw:end-angle="89.48"><text:p/></draw:ellipse><draw:frame draw:style-name="Mgr11" draw:text-style-name="MP25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7.B1.1"/>
                  <table:table-column table:style-name="Tableau7.B1.2"/>
                  <table:table-row table:style-name="Tableau7.B1.1">
                    <table:table-cell table:style-name="Tableau7.A1" office:value-type="string">
                      <text:p text:style-name="MP26">5N1 : Priorités, distributivité</text:p>
                    </table:table-cell>
                    <table:table-cell table:style-name="Tableau7.A1" office:value-type="string">
                      <text:p text:style-name="MP26"/>
                    </table:table-cell>
                  </table:table-row>
                  <table:table-row>
                    <table:table-cell table:style-name="Tableau7.A1" office:value-type="string">
                      <text:p text:style-name="MP27">Série 1 : Priorités opératoires</text:p>
                    </table:table-cell>
                    <table:table-cell table:style-name="Tableau7.A1" office:value-type="string">
                      <text:p text:style-name="MP27"/>
                    </table:table-cell>
                  </table:table-row>
                </table:table>
              </table:table-cell>
            </table:table-row>
          </table:table-header-rows>
        </table:table>
        <text:p text:style-name="MP28"><text:span text:style-name="corps"><text:span text:style-name="MT14"/></text:span></text:p>
      </style:header-left>
      <style:footer>
        <text:p text:style-name="MP29"><text:span text:style-name="MT15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8" draw:style-name="Mdp2">
      <style:header>
        <text:p text:style-name="MP30">Série 4 : Constructions (2)</text:p>
      </style:header>
      <style:footer>
        <text:p text:style-name="MP31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9">
      <style:header>
        <text:p text:style-name="MP30">Série 6 : Démonstrations (2)</text:p>
        <text:list xml:id="list1666748734" text:style-name="_5f_Numérotation_20_des_20_exercices_20_livrets">
          <text:list-item>
            <text:h text:style-name="MP32" text:outline-level="1">Sans justi</text:h>
          </text:list-item>
        </text:list>
      </style:header>
      <style:footer>
        <text:p text:style-name="MP31">Parallélogrammes : Chapitre G3</text:p>
      </style:footer>
    </style:master-page>
    <style:master-page style:name="SERIE_5f_G_5f_GAUCHE_5f_ET_5f_DROITE_5f_1COL" style:display-name="SERIE_G_GAUCHE_ET_DROITE_1COL" style:page-layout-name="Mpm20" draw:style-name="Mdp1">
      <style:header>
        <text:p text:style-name="_5f_En-tête"><text:s/><text:span text:style-name="MT16">Calculer</text:span> : <text:span text:style-name="MT16">Additionner et soustraire</text:span></text:p>
      </style:header>
      <style:footer>
        <text:p text:style-name="MP33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21"><text:page-number text:select-page="current">0</text:page-number></text:p></draw:text-box></draw:frame><text:p text:style-name="MP34"><text:span text:style-name="MT17">Calculer : additionner et soustraire</text:span><text:span text:style-name="MT18"> </text:span></text:p></draw:text-box></draw:frame><draw:g text:anchor-type="paragraph" draw:z-index="9" draw:name="Shape4_3" draw:style-name="Mgr7"><draw:path draw:style-name="Mgr8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3"><draw:g text:anchor-type="paragraph" draw:z-index="10" draw:name="Shape4_0" draw:style-name="Mgr7"><draw:path draw:style-name="Mgr12" draw:text-style-name="MP35" svg:width="0.855cm" svg:height="1.172cm" svg:x="-0.143cm" svg:y="-0.175cm" svg:viewBox="0 0 856 1173" svg:d="M856 1173h-856v-991c0-100 79-182 175-182h505c97 0 176 82 176 182z"><text:p/></draw:path></draw:g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21"><text:page-number text:select-page="current">0</text:page-number></text:p></draw:text-box></draw:frame><text:p text:style-name="MP34"><text:span text:style-name="MT17">Calculer</text:span><text:span text:style-name="MT18"> : </text:span><text:span text:style-name="MT17">additionner et soustraire</text:span></text:p></draw:text-box></draw:frame><draw:g text:anchor-type="paragraph" draw:z-index="15" draw:name="Shape4_4" draw:style-name="Mgr7"><draw:path draw:style-name="Mgr8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21" draw:style-name="Mdp1">
      <style:header>
        <text:p text:style-name="MP36"><text:span text:style-name="MT19">Géométrie plane</text:span><text:span text:style-name="MT20"> : </text:span><text:span text:style-name="MT21">Parallèles, perpendiculaires,<text:line-break/> </text:span><text:span text:style-name="MT22">distances</text:span></text:p>
      </style:header>
      <style:footer>
        <text:p text:style-name="MP33"><draw:frame draw:style-name="Mfr1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21"><draw:g text:anchor-type="paragraph" draw:z-index="0" draw:name="Shape4" draw:style-name="Mgr7"><draw:path draw:style-name="Mgr13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23">espace</text:span> • <text:span text:style-name="MT24">G6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6-07T07:09:18.291093663</meta:creation-date>
    <meta:editing-duration>P2DT15H56M19S</meta:editing-duration>
    <meta:editing-cycles>261</meta:editing-cycles>
    <meta:generator>LibreOffice/7.0.0.3$Linux_X86_64 LibreOffice_project/8061b3e9204bef6b321a21033174034a5e2ea88e</meta:generator>
    <dc:date>2021-01-25T15:46:04.842622884</dc:date>
    <meta:document-statistic meta:table-count="2" meta:image-count="0" meta:object-count="4" meta:page-count="1" meta:paragraph-count="83" meta:word-count="505" meta:character-count="3318" meta:non-whitespace-character-count="2727"/>
    <meta:template xlink:type="simple" xlink:actuate="onRequest" xlink:title="3-Calculer_(entiers et décimaux)_Serie_1_Additions_et_soustractions" xlink:href="../3-Calculer_(entiers%20et%20décimaux)_Serie_1_Additions_et_soustractions.ott" meta:date="2021-01-16T16:53:31.427175639"/>
  </office:meta>
</office:document-meta>
</file>

<file path=Object 360/content.xml><?xml version="1.0" encoding="utf-8"?>
<math xmlns="http://www.w3.org/1998/Math/MathML" display="block">
  <semantics>
    <mstyle mathsize="10pt">
      <mfrac>
        <mn>5</mn>
        <mn>11</mn>
      </mfrac>
    </mstyle>
    <annotation encoding="StarMath 5.0">size 10{{5}over{11}}</annotation>
  </semantics>
</math>
</file>

<file path=Object 361/content.xml><?xml version="1.0" encoding="utf-8"?>
<math xmlns="http://www.w3.org/1998/Math/MathML" display="block">
  <semantics>
    <mstyle mathsize="10pt">
      <mfrac>
        <mn>4</mn>
        <mn>5</mn>
      </mfrac>
    </mstyle>
    <annotation encoding="StarMath 5.0">size 10{{4}over{5}}</annotation>
  </semantics>
</math>
</file>

<file path=Object 366/content.xml><?xml version="1.0" encoding="utf-8"?>
<math xmlns="http://www.w3.org/1998/Math/MathML" display="block">
  <semantics>
    <mstyle mathsize="10pt">
      <mfrac>
        <mn>1</mn>
        <mn>3</mn>
      </mfrac>
    </mstyle>
    <annotation encoding="StarMath 5.0">size 10{{1}over{3}}</annotation>
  </semantics>
</math>
</file>

<file path=Object 367/content.xml><?xml version="1.0" encoding="utf-8"?>
<math xmlns="http://www.w3.org/1998/Math/MathML" display="block">
  <semantics>
    <mstyle mathsize="10pt">
      <mfrac>
        <mn>1</mn>
        <mn>6</mn>
      </mfrac>
    </mstyle>
    <annotation encoding="StarMath 5.0">size 10{{1}over{6}}</annotation>
  </semantics>
</math>
</file>